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style:text-autospace="none"/>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 style:family="paragraph" style:parent-style-name="Standard">
      <style:paragraph-properties style:text-autospace="none"/>
    </style:style>
    <style:style style:name="P4" style:family="paragraph" style:parent-style-name="Standard">
      <style:text-properties officeooo:rsid="001a951e" officeooo:paragraph-rsid="001a951e"/>
    </style:style>
    <style:style style:name="P5" style:family="paragraph" style:parent-style-name="Standard">
      <style:text-properties officeooo:rsid="001a951e" officeooo:paragraph-rsid="001aa5fd"/>
    </style:style>
    <style:style style:name="P6" style:family="paragraph" style:parent-style-name="Standard">
      <style:text-properties officeooo:rsid="001bb3af" officeooo:paragraph-rsid="001bb3af"/>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System of N particles</text:h>
      <text:p text:style-name="Standard"/>
      <text:p text:style-name="Standard">Total mass:</text:p>
      <text:p text:style-name="Standard"><draw:frame draw:style-name="fr1" draw:name="Object6" text:anchor-type="as-char" svg:y="-0.432cm" svg:width="1.924cm" svg:height="0.861cm" draw:z-index="3"><draw:object xlink:href="./Object 6" xlink:type="simple" xlink:show="embed" xlink:actuate="onLoad"/><draw:image xlink:href="./ObjectReplacements/Object 6" xlink:type="simple" xlink:show="embed" xlink:actuate="onLoad"/><svg:desc>formula</svg:desc></draw:frame></text:p>
      <text:p text:style-name="Standard"/>
      <text:p text:style-name="Standard">Total linear momentum:</text:p>
      <text:p text:style-name="Standard"><draw:frame draw:style-name="fr1" draw:name="Object2" text:anchor-type="as-char" svg:y="-0.432cm" svg:width="2.113cm" svg:height="0.861cm" draw:z-index="5"><draw:object xlink:href="./Object 2" xlink:type="simple" xlink:show="embed" xlink:actuate="onLoad"/><draw:image xlink:href="./ObjectReplacements/Object 2" xlink:type="simple" xlink:show="embed" xlink:actuate="onLoad"/><svg:desc>formula</svg:desc></draw:frame></text:p>
      <text:p text:style-name="Standard"/>
      <text:p text:style-name="Standard">Total angular momentum:</text:p>
      <text:p text:style-name="Standard"><draw:frame draw:style-name="fr1" draw:name="Object1" text:anchor-type="as-char" svg:y="-0.443cm" svg:width="2.702cm" svg:height="0.87cm"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Change of coordinates:</text:p>
      <text:p text:style-name="Standard"/>
      <text:p text:style-name="Standard"><draw:frame draw:style-name="fr1" draw:name="Object3" text:anchor-type="as-char" svg:y="-0.437cm" svg:width="1.746cm" svg:height="0.593cm" draw:z-index="1"><draw:object xlink:href="./Object 3" xlink:type="simple" xlink:show="embed" xlink:actuate="onLoad"/><draw:image xlink:href="./ObjectReplacements/Object 3" xlink:type="simple" xlink:show="embed" xlink:actuate="onLoad"/><svg:desc>formula</svg:desc></draw:frame></text:p>
      <text:p text:style-name="Standard"><draw:frame draw:style-name="fr1" draw:name="Object5" text:anchor-type="as-char" svg:y="-0.437cm" svg:width="1.836cm" svg:height="0.593cm" draw:z-index="8"><draw:object xlink:href="./Object 5" xlink:type="simple" xlink:show="embed" xlink:actuate="onLoad"/><draw:image xlink:href="./ObjectReplacements/Object 5" xlink:type="simple" xlink:show="embed" xlink:actuate="onLoad"/><svg:desc>formula</svg:desc></draw:frame>V is the velocity of point R (relative to the origin), vi is the velocity of ri (relative to R) </text:p>
      <text:p text:style-name="Standard"><draw:frame draw:style-name="fr1" draw:name="Object9" text:anchor-type="as-char" svg:y="-0.437cm" svg:width="7.996cm" svg:height="0.864cm" draw:z-index="9"><draw:object xlink:href="./Object 9" xlink:type="simple" xlink:show="embed" xlink:actuate="onLoad"/><draw:image xlink:href="./ObjectReplacements/Object 9" xlink:type="simple" xlink:show="embed" xlink:actuate="onLoad"/><svg:desc>formula</svg:desc></draw:frame></text:p>
      <text:p text:style-name="Standard"/>
      <text:p text:style-name="Standard"><draw:frame draw:style-name="fr1" draw:name="Object10" text:anchor-type="as-char" svg:y="-1.254cm" svg:width="15.891cm" svg:height="2.641cm" draw:z-index="10"><draw:object xlink:href="./Object 10" xlink:type="simple" xlink:show="embed" xlink:actuate="onLoad"/><draw:image xlink:href="./ObjectReplacements/Object 10" xlink:type="simple" xlink:show="embed" xlink:actuate="onLoad"/><svg:desc>formula</svg:desc></draw:frame></text:p>
      <text:p text:style-name="Standard"/>
      <text:p text:style-name="Standard"/>
      <text:p text:style-name="Standard">Center of mass:</text:p>
      <text:p text:style-name="Standard"/>
      <text:p text:style-name="Standard"><draw:frame draw:style-name="fr1" draw:name="Object4" text:anchor-type="as-char" svg:y="-1.018cm" svg:width="7.327cm" svg:height="1.395cm" draw:z-index="2"><draw:object xlink:href="./Object 4" xlink:type="simple" xlink:show="embed" xlink:actuate="onLoad"/><draw:image xlink:href="./ObjectReplacements/Object 4" xlink:type="simple" xlink:show="embed" xlink:actuate="onLoad"/><svg:desc>formula</svg:desc></draw:frame></text:p>
      <text:p text:style-name="Standard">If <draw:frame draw:style-name="fr1" draw:name="Object8" text:anchor-type="as-char" svg:y="-0.427cm" svg:width="1.274cm" svg:height="0.58cm" draw:z-index="11"><draw:object xlink:href="./Object 8" xlink:type="simple" xlink:show="embed" xlink:actuate="onLoad"/><draw:image xlink:href="./ObjectReplacements/Object 8" xlink:type="simple" xlink:show="embed" xlink:actuate="onLoad"/><svg:desc>formula</svg:desc></draw:frame>then:</text:p>
      <text:p text:style-name="Standard"/>
      <text:p text:style-name="Standard"><draw:frame draw:style-name="fr1" draw:name="Object7" text:anchor-type="as-char" svg:y="-1.018cm" svg:width="4.567cm" svg:height="1.445cm" draw:z-index="4"><draw:object xlink:href="./Object 7" xlink:type="simple" xlink:show="embed" xlink:actuate="onLoad"/><draw:image xlink:href="./ObjectReplacements/Object 7" xlink:type="simple" xlink:show="embed" xlink:actuate="onLoad"/><svg:desc>formula</svg:desc></draw:frame></text:p>
      <text:p text:style-name="Standard"/>
      <text:p text:style-name="Standard"/>
      <text:p text:style-name="Standard">Angular/linear velocity:</text:p>
      <text:p text:style-name="Standard"><draw:frame draw:style-name="fr1" draw:name="Object11" text:anchor-type="as-char" svg:y="-0.377cm" svg:width="8.56cm" svg:height="0.542cm" draw:z-index="13"><draw:object xlink:href="./Object 11" xlink:type="simple" xlink:show="embed" xlink:actuate="onLoad"/><draw:image xlink:href="./ObjectReplacements/Object 11" xlink:type="simple" xlink:show="embed" xlink:actuate="onLoad"/></draw:frame></text:p>
      <text:p text:style-name="Standard">angular velocity is perpendicular to the position (only changes direction of r)</text:p>
      <text:p text:style-name="Standard"/>
      <text:p text:style-name="Standard">With this definition, angular momentum becomes simply:</text:p>
      <text:p text:style-name="Standard"><text:soft-page-break/></text:p>
      <text:p text:style-name="Standard"><draw:frame draw:style-name="fr1" draw:name="Object14" text:anchor-type="as-char" svg:y="-0.427cm" svg:width="11.335cm" svg:height="0.58cm" draw:z-index="6"><draw:object xlink:href="./Object 14" xlink:type="simple" xlink:show="embed" xlink:actuate="onLoad"/><draw:image xlink:href="./ObjectReplacements/Object 14" xlink:type="simple" xlink:show="embed" xlink:actuate="onLoad"/></draw:frame></text:p>
      <text:h text:style-name="Heading_20_1" text:outline-level="1">Cross product matrix definition</text:h>
      <text:p text:style-name="P2"/>
      <text:p text:style-name="Standard"><draw:frame draw:style-name="fr1" draw:name="Object15" text:anchor-type="as-char" svg:y="-1.032cm" svg:width="5.336cm" svg:height="1.879cm" draw:z-index="7"><draw:object xlink:href="./Object 15" xlink:type="simple" xlink:show="embed" xlink:actuate="onLoad"/><draw:image xlink:href="./ObjectReplacements/Object 15" xlink:type="simple" xlink:show="embed" xlink:actuate="onLoad"/></draw:frame></text:p>
      <text:p text:style-name="Standard"/>
      <text:h text:style-name="Heading_20_1" text:outline-level="1">Rotation matrix definition</text:h>
      <text:p text:style-name="Standard"/>
      <text:p text:style-name="Standard"><draw:frame draw:style-name="fr1" draw:name="Object16" text:anchor-type="as-char" svg:y="-1.429cm" svg:width="2.602cm" svg:height="2.708cm" draw:z-index="12"><draw:object xlink:href="./Object 16" xlink:type="simple" xlink:show="embed" xlink:actuate="onLoad"/><draw:image xlink:href="./ObjectReplacements/Object 16" xlink:type="simple" xlink:show="embed" xlink:actuate="onLoad"/></draw:frame></text:p>
      <text:p text:style-name="Standard"/>
      <text:p text:style-name="Standard"/>
      <text:p text:style-name="Standard">Robot:</text:p>
      <text:p text:style-name="Standard"/>
      <text:p text:style-name="Standard">A series of links/joints which condition motion</text:p>
      <text:p text:style-name="Standard"/>
      <text:p text:style-name="Standard">For each link there is a different basis. The basis for link N is aligned with the position of link N – 1.</text:p>
      <text:p text:style-name="Standard"/>
      <text:p text:style-name="P1">So going from Link N – 1 to Link N we do a change of basis using a homogeneous transformation described by a 4x4 matrix, containing a pure rotation + pure translation:</text:p>
      <text:p text:style-name="Standard"><draw:frame draw:style-name="fr1" draw:name="Object12" text:anchor-type="as-char" svg:y="-1.335cm" svg:width="4.126cm" svg:height="2.424cm" draw:z-index="14"><draw:object xlink:href="./Object 12" xlink:type="simple" xlink:show="embed" xlink:actuate="onLoad"/><draw:image xlink:href="./ObjectReplacements/Object 12" xlink:type="simple" xlink:show="embed" xlink:actuate="onLoad"/></draw:frame></text:p>
      <text:p text:style-name="Standard"/>
      <text:p text:style-name="Standard"><draw:frame draw:style-name="fr1" draw:name="Object18" text:anchor-type="as-char" svg:y="-0.437cm" svg:width="0.54cm" svg:height="0.593cm" draw:z-index="15"><draw:object xlink:href="./Object 18" xlink:type="simple" xlink:show="embed" xlink:actuate="onLoad"/><draw:image xlink:href="./ObjectReplacements/Object 18" xlink:type="simple" xlink:show="embed" xlink:actuate="onLoad"/><svg:desc>formula</svg:desc></draw:frame>in local coordinates of frame i</text:p>
      <text:p text:style-name="Standard"><draw:frame draw:style-name="fr1" draw:name="Object19" text:anchor-type="as-char" svg:y="-0.437cm" svg:width="1.984cm" svg:height="0.593cm" draw:z-index="16"><draw:object xlink:href="./Object 19" xlink:type="simple" xlink:show="embed" xlink:actuate="onLoad"/><draw:image xlink:href="./ObjectReplacements/Object 19" xlink:type="simple" xlink:show="embed" xlink:actuate="onLoad"/><svg:desc>formula</svg:desc></draw:frame>in global coordinates (frame 0)</text:p>
      <text:p text:style-name="Standard"/>
      <text:p text:style-name="Standard"/>
      <text:p text:style-name="Standard"><draw:frame draw:style-name="fr1" draw:name="Object17" text:anchor-type="as-char" svg:y="-0.718cm" svg:width="2.663cm" svg:height="1.139cm" draw:z-index="17"><draw:object xlink:href="./Object 17" xlink:type="simple" xlink:show="embed" xlink:actuate="onLoad"/><draw:image xlink:href="./ObjectReplacements/Object 17" xlink:type="simple" xlink:show="embed" xlink:actuate="onLoad"/></draw:frame></text:p>
      <text:p text:style-name="Standard"/>
      <text:p text:style-name="Standard">The velocity in each basis and for a given point is represented also as a 4x4 matrix containing the angular velocity + linear velocity:</text:p>
      <text:p text:style-name="Standard"><text:soft-page-break/><draw:frame draw:style-name="fr1" draw:name="Object13" text:anchor-type="as-char" svg:y="-1.342cm" svg:width="8.924cm" svg:height="2.436cm" draw:z-index="18"><draw:object xlink:href="./Object 13" xlink:type="simple" xlink:show="embed" xlink:actuate="onLoad"/><draw:image xlink:href="./ObjectReplacements/Object 13" xlink:type="simple" xlink:show="embed" xlink:actuate="onLoad"/></draw:frame></text:p>
      <text:p text:style-name="Standard"/>
      <text:p text:style-name="Standard"><draw:frame draw:style-name="fr1" draw:name="Object34" text:anchor-type="as-char" svg:y="-0.386cm" svg:width="5.496cm" svg:height="0.54cm" draw:z-index="24"><draw:object xlink:href="./Object 34" xlink:type="simple" xlink:show="embed" xlink:actuate="onLoad"/><draw:image xlink:href="./ObjectReplacements/Object 34" xlink:type="simple" xlink:show="embed" xlink:actuate="onLoad"/></draw:frame></text:p>
      <text:p text:style-name="Standard"/>
      <text:p text:style-name="Standard">Velocity transforms as a regular vector:</text:p>
      <text:p text:style-name="Standard">v_n' in local coordinates</text:p>
      <text:p text:style-name="Standard">v_n in global coordinates = T_n-1 v'</text:p>
      <text:p text:style-name="Standard"/>
      <text:p text:style-name="P1">But this is not the total velocity, just the velocity relative to this frame in global coordinates. For the total velocity we need to sum with the velocity of the reference frame, expressed also in the same global coordinates...</text:p>
      <text:p text:style-name="P1"/>
      <text:p text:style-name="P1"/>
      <text:p text:style-name="P1">Global coordinates =&gt; inertial frame</text:p>
      <text:p text:style-name="P1">Tab =&gt; transformation matrix</text:p>
      <text:p text:style-name="Standard"/>
      <text:p text:style-name="Standard"><draw:frame draw:style-name="fr1" draw:name="Object35" text:anchor-type="as-char" svg:y="-1.658cm" svg:width="5.673cm" svg:height="3.166cm" draw:z-index="25"><draw:object xlink:href="./Object 35" xlink:type="simple" xlink:show="embed" xlink:actuate="onLoad"/><draw:image xlink:href="./ObjectReplacements/Object 35" xlink:type="simple" xlink:show="embed" xlink:actuate="onLoad"/></draw:frame></text:p>
      <text:p text:style-name="Standard">The global position is the sum of all the relative positions.</text:p>
      <text:p text:style-name="Standard"/>
      <text:p text:style-name="Standard"/>
      <text:p text:style-name="Standard"><draw:frame draw:style-name="fr1" draw:name="Object36" text:anchor-type="as-char" svg:y="-1.856cm" svg:width="5.851cm" svg:height="3.56cm" draw:z-index="31"><draw:object xlink:href="./Object 36" xlink:type="simple" xlink:show="embed" xlink:actuate="onLoad"/><draw:image xlink:href="./ObjectReplacements/Object 36" xlink:type="simple" xlink:show="embed" xlink:actuate="onLoad"/></draw:frame></text:p>
      <text:p text:style-name="Standard"/>
      <text:p text:style-name="Standard">The global velocity is the sum of all the relative velocities.</text:p>
      <text:p text:style-name="Standard">Writing each relative vector in local coordinates times the local basis unit vectors, the relative velocity has two components: the local velocity + the velocity of the frame unit vectors</text:p>
      <text:p text:style-name="Standard"/>
      <text:p text:style-name="Standard"><draw:frame draw:style-name="fr1" draw:name="Object37" text:anchor-type="as-char" svg:y="-1.012cm" svg:width="3.533cm" svg:height="1.39cm" draw:z-index="32"><draw:object xlink:href="./Object 37" xlink:type="simple" xlink:show="embed" xlink:actuate="onLoad"/><draw:image xlink:href="./ObjectReplacements/Object 37" xlink:type="simple" xlink:show="embed" xlink:actuate="onLoad"/></draw:frame></text:p>
      <text:p text:style-name="Standard">Unit vectors of basic C, expressed in B basis coordinates</text:p>
      <text:p text:style-name="Standard">If the unit vectors are not expressed in global coordinates (where u_bi are constant), again we get the derivative of a product, and two velocities components...</text:p>
      <text:p text:style-name="Standard"/>
      <text:p text:style-name="Standard"><text:soft-page-break/></text:p>
      <text:p text:style-name="Standard"><draw:frame draw:style-name="fr1" draw:name="Object20" text:anchor-type="as-char" svg:y="-0.377cm" svg:width="10.028cm" svg:height="0.533cm" draw:z-index="19"><draw:object xlink:href="./Object 20" xlink:type="simple" xlink:show="embed" xlink:actuate="onLoad"/><draw:image xlink:href="./ObjectReplacements/Object 20" xlink:type="simple" xlink:show="embed" xlink:actuate="onLoad"/><svg:desc>formula</svg:desc></draw:frame></text:p>
      <text:p text:style-name="Standard">Angular momentum:</text:p>
      <text:p text:style-name="Standard"/>
      <text:p text:style-name="Standard"><draw:frame draw:style-name="fr1" draw:name="Object21" text:anchor-type="as-char" svg:y="-0.445cm" svg:width="9.641cm" svg:height="0.598cm" draw:z-index="20"><draw:object xlink:href="./Object 21" xlink:type="simple" xlink:show="embed" xlink:actuate="onLoad"/><draw:image xlink:href="./ObjectReplacements/Object 21" xlink:type="simple" xlink:show="embed" xlink:actuate="onLoad"/><svg:desc>formula</svg:desc></draw:frame></text:p>
      <text:p text:style-name="Standard"/>
      <text:p text:style-name="Standard"/>
      <text:p text:style-name="Standard"/>
      <text:h text:style-name="Heading_20_1" text:outline-level="1">Basis</text:h>
      <text:p text:style-name="P3"><text:s/></text:p>
      <text:p text:style-name="Text_20_body"><draw:frame draw:style-name="fr1" draw:name="Object32" text:anchor-type="as-char" svg:y="-0.437cm" svg:width="3.591cm" svg:height="0.527cm" draw:z-index="21"><draw:object xlink:href="./Object 32" xlink:type="simple" xlink:show="embed" xlink:actuate="onLoad"/><draw:image xlink:href="./ObjectReplacements/Object 32" xlink:type="simple" xlink:show="embed" xlink:actuate="onLoad"/></draw:frame></text:p>
      <text:p text:style-name="Text_20_body"><draw:frame draw:style-name="fr1" draw:name="Object33" text:anchor-type="as-char" svg:y="-0.437cm" svg:width="3.023cm" svg:height="0.559cm" draw:z-index="22"><draw:object xlink:href="./Object 33" xlink:type="simple" xlink:show="embed" xlink:actuate="onLoad"/><draw:image xlink:href="./ObjectReplacements/Object 33" xlink:type="simple" xlink:show="embed" xlink:actuate="onLoad"/><svg:desc>formula</svg:desc></draw:frame></text:p>
      <text:p text:style-name="Text_20_body">Three different basis A, B, C, three different basis transformations:</text:p>
      <text:p text:style-name="Text_20_body"><draw:frame draw:style-name="fr1" draw:name="Object22" text:anchor-type="as-char" svg:y="-0.861cm" svg:width="2.526cm" svg:height="1.633cm" draw:z-index="26"><draw:object xlink:href="./Object 22" xlink:type="simple" xlink:show="embed" xlink:actuate="onLoad"/><draw:image xlink:href="./ObjectReplacements/Object 22" xlink:type="simple" xlink:show="embed" xlink:actuate="onLoad"/></draw:frame></text:p>
      <text:p text:style-name="Text_20_body">each column of A, B, C contains the coordinates of the basis unit vectors (in the original basis coordinates). </text:p>
      <text:h text:style-name="Heading_20_2" text:outline-level="2">Vector change of basis</text:h>
      <text:p text:style-name="Text_20_body"><draw:frame draw:style-name="fr1" draw:name="Object25" text:anchor-type="as-char" svg:y="-0.377cm" svg:width="1.82cm" svg:height="0.533cm" draw:z-index="27"><draw:object xlink:href="./Object 25" xlink:type="simple" xlink:show="embed" xlink:actuate="onLoad"/><draw:image xlink:href="./ObjectReplacements/Object 25" xlink:type="simple" xlink:show="embed" xlink:actuate="onLoad"/></draw:frame></text:p>
      <text:p text:style-name="Text_20_body">A and B are expressed in the default basis coordinates. v_a and v_b are the same vector expressed in the respective basis.</text:p>
      <text:p text:style-name="Text_20_body"><draw:frame draw:style-name="fr1" draw:name="Object31" text:anchor-type="as-char" svg:y="-0.646cm" svg:width="2.212cm" svg:height="1.205cm" draw:z-index="33"><draw:object xlink:href="./Object 31" xlink:type="simple" xlink:show="embed" xlink:actuate="onLoad"/><draw:image xlink:href="./ObjectReplacements/Object 31" xlink:type="simple" xlink:show="embed" xlink:actuate="onLoad"/><svg:desc>formula</svg:desc></draw:frame></text:p>
      <text:p text:style-name="Text_20_body"/>
      <text:p text:style-name="Text_20_body"/>
      <text:p text:style-name="Standard"><draw:frame draw:style-name="fr1" draw:name="Object23" text:anchor-type="as-char" svg:y="-2.561cm" svg:width="2.593cm" svg:height="5.046cm" draw:z-index="36"><draw:object xlink:href="./Object 23" xlink:type="simple" xlink:show="embed" xlink:actuate="onLoad"/><draw:image xlink:href="./ObjectReplacements/Object 23" xlink:type="simple" xlink:show="embed" xlink:actuate="onLoad"/><svg:desc>formula</svg:desc></draw:frame></text:p>
      <text:p text:style-name="Standard"/>
      <text:p text:style-name="Standard">Given a vector v in A basis coordinates, it's coordinates in the original basis are: </text:p>
      <text:p text:style-name="Standard"><text:soft-page-break/><draw:frame draw:style-name="fr1" draw:name="Object26" text:anchor-type="as-char" svg:y="-0.96cm" svg:width="4.255cm" svg:height="1.669cm" draw:z-index="28"><draw:object xlink:href="./Object 26" xlink:type="simple" xlink:show="embed" xlink:actuate="onLoad"/><draw:image xlink:href="./ObjectReplacements/Object 26" xlink:type="simple" xlink:show="embed" xlink:actuate="onLoad"/></draw:frame></text:p>
      <text:p text:style-name="Standard"/>
      <text:p text:style-name="Standard"><draw:frame draw:style-name="fr1" draw:name="Object27" text:anchor-type="as-char" svg:y="-0.96cm" svg:width="4.217cm" svg:height="1.669cm" draw:z-index="29"><draw:object xlink:href="./Object 27" xlink:type="simple" xlink:show="embed" xlink:actuate="onLoad"/><draw:image xlink:href="./ObjectReplacements/Object 27" xlink:type="simple" xlink:show="embed" xlink:actuate="onLoad"/></draw:frame></text:p>
      <text:p text:style-name="Standard"/>
      <text:p text:style-name="Standard"><draw:frame draw:style-name="fr1" draw:name="Object29" text:anchor-type="as-char" svg:y="-0.96cm" svg:width="4.387cm" svg:height="1.669cm" draw:z-index="34"><draw:object xlink:href="./Object 29" xlink:type="simple" xlink:show="embed" xlink:actuate="onLoad"/><draw:image xlink:href="./ObjectReplacements/Object 29" xlink:type="simple" xlink:show="embed" xlink:actuate="onLoad"/></draw:frame></text:p>
      <text:p text:style-name="Standard"/>
      <text:h text:style-name="Heading_20_2" text:outline-level="2">Transformation matrix change of basis:</text:h>
      <text:p text:style-name="Standard"><draw:frame draw:style-name="fr1" draw:name="Object30" text:anchor-type="as-char" svg:y="-3.494cm" svg:width="6.863cm" svg:height="6.839cm" draw:z-index="35"><draw:object xlink:href="./Object 30" xlink:type="simple" xlink:show="embed" xlink:actuate="onLoad"/><draw:image xlink:href="./ObjectReplacements/Object 30" xlink:type="simple" xlink:show="embed" xlink:actuate="onLoad"/></draw:frame></text:p>
      <text:p text:style-name="Standard"/>
      <text:p text:style-name="Standard"/>
      <text:p text:style-name="Standard"/>
      <text:p text:style-name="Standard"/>
      <text:p text:style-name="Standard">The transformation matrix components are given by the inner product of the new unit vectors and the old:</text:p>
      <text:p text:style-name="Standard"><draw:frame draw:style-name="fr1" draw:name="Object28" text:anchor-type="as-char" svg:y="-0.96cm" svg:width="11.254cm" svg:height="1.669cm" draw:z-index="30"><draw:object xlink:href="./Object 28" xlink:type="simple" xlink:show="embed" xlink:actuate="onLoad"/><draw:image xlink:href="./ObjectReplacements/Object 28" xlink:type="simple" xlink:show="embed" xlink:actuate="onLoad"/><svg:desc>formula</svg:desc></draw:frame> <text:s text:c="2"/></text:p>
      <text:p text:style-name="Standard"/>
      <text:p text:style-name="Standard"><draw:frame draw:style-name="fr1" draw:name="Object24" text:anchor-type="as-char" svg:y="-0.96cm" svg:width="5.727cm" svg:height="1.669cm" draw:z-index="23"><draw:object xlink:href="./Object 24" xlink:type="simple" xlink:show="embed" xlink:actuate="onLoad"/><draw:image xlink:href="./ObjectReplacements/Object 24" xlink:type="simple" xlink:show="embed" xlink:actuate="onLoad"/><svg:desc>formula</svg:desc></draw:frame></text:p>
      <text:p text:style-name="Standard"/>
      <text:p text:style-name="Standard"/>
      <text:p text:style-name="Standard"/>
      <text:p text:style-name="Standard"/>
      <text:p text:style-name="Standard"/>
      <text:p text:style-name="Standard"><text:soft-page-break/></text:p>
      <text:p text:style-name="P4">Cheat sheet</text:p>
      <text:p text:style-name="P4"/>
      <text:p text:style-name="P4">e-&gt;_tr ==&gt; column vectors are the basis vectors in cartesian coordinates (it's also the change of basis matrix)</text:p>
      <text:p text:style-name="P4"/>
      <text:p text:style-name="P4">e-&gt;tr ==&gt; column vectors are the basis vectors in parent coordinates (it's also the change of basis matrix)</text:p>
      <text:p text:style-name="P4"/>
      <text:p text:style-name="P4">p-&gt;_tr x e-&gt;tr =&gt; linear combination of parent vectors, element basis vectors in cartesian coordinates</text:p>
      <text:p text:style-name="P6">Element basis in parent coordinates</text:p>
      <text:p text:style-name="P4"/>
      <text:p text:style-name="P5"><draw:frame draw:style-name="fr1" draw:name="Object38" text:anchor-type="as-char" svg:y="-1.767cm" svg:width="4.263cm" svg:height="3.535cm" draw:z-index="37"><draw:object xlink:href="./Object 38" xlink:type="simple" xlink:show="embed" xlink:actuate="onLoad"/><draw:image xlink:href="./ObjectReplacements/Object 38" xlink:type="simple" xlink:show="embed" xlink:actuate="onLoad"/><svg:desc>formula</svg:desc></draw:frame></text:p>
      <text:p text:style-name="P5"/>
      <text:p text:style-name="P6">Parent basis in cartesian coordinates (unit basis)</text:p>
      <text:p text:style-name="P4"/>
      <text:p text:style-name="P4"><draw:frame draw:style-name="fr1" draw:name="Object39" text:anchor-type="as-char" svg:y="-1.767cm" svg:width="3.985cm" svg:height="3.535cm" draw:z-index="38"><draw:object xlink:href="./Object 39" xlink:type="simple" xlink:show="embed" xlink:actuate="onLoad"/><draw:image xlink:href="./ObjectReplacements/Object 39" xlink:type="simple" xlink:show="embed" xlink:actuate="onLoad"/></draw:frame></text:p>
      <text:p text:style-name="P4"/>
      <text:p text:style-name="P6">Element basis in cartesian coordinates</text:p>
      <text:p text:style-name="P6"/>
      <text:p text:style-name="P4"><draw:frame draw:style-name="fr1" draw:name="Object40" text:anchor-type="as-char" svg:y="-1.032cm" svg:width="5.286cm" svg:height="1.879cm" draw:z-index="39"><draw:object xlink:href="./Object 40" xlink:type="simple" xlink:show="embed" xlink:actuate="onLoad"/><draw:image xlink:href="./ObjectReplacements/Object 40" xlink:type="simple" xlink:show="embed" xlink:actuate="onLoad"/><svg:desc>formula</svg:desc></draw:frame></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0T13:54:10</meta:creation-date>
    <dc:date>2016-07-24T13:58:43.275952408</dc:date>
    <meta:editing-duration>P1DT21H51M39S</meta:editing-duration>
    <meta:editing-cycles>32</meta:editing-cycles>
    <meta:generator>LibreOffice/4.3.3.2$Linux_X86_64 LibreOffice_project/430m0$Build-2</meta:generator>
    <meta:document-statistic meta:table-count="0" meta:image-count="0" meta:object-count="40" meta:page-count="6" meta:paragraph-count="84" meta:word-count="483" meta:character-count="2907" meta:non-whitespace-character-count="2462"/>
  </office:meta>
</office:document-meta>
</file>

<file path=Object 1/content.xml><?xml version="1.0" encoding="utf-8"?>
<math xmlns="http://www.w3.org/1998/Math/MathML">
  <semantics>
    <mrow>
      <mrow>
        <mover accent="true">
          <mi>l</mi>
          <mo stretchy="false">⃗</mo>
        </mover>
        <mo stretchy="false">=</mo>
        <mrow>
          <munder>
            <mo stretchy="false">∑</mo>
            <mrow>
              <mi>i</mi>
            </mrow>
          </munder>
          <msub>
            <mi>m</mi>
            <mrow>
              <mi>i</mi>
            </mrow>
          </msub>
        </mrow>
      </mrow>
      <mrow>
        <mover accent="true">
          <msub>
            <mi>r</mi>
            <mrow>
              <mi>i</mi>
            </mrow>
          </msub>
          <mo stretchy="false">⃗</mo>
        </mover>
        <mo stretchy="false">×</mo>
        <mover accent="true">
          <msub>
            <mi>v</mi>
            <mrow>
              <mi>i</mi>
            </mrow>
          </msub>
          <mo stretchy="false">⃗</mo>
        </mover>
      </mrow>
    </mrow>
    <annotation encoding="StarMath 5.0">vec l = sum from{i} m_{i} vec r_{i} times vec v_{i} </annotation>
  </semantics>
</math>
</file>

<file path=Object 10/content.xml><?xml version="1.0" encoding="utf-8"?>
<math xmlns="http://www.w3.org/1998/Math/MathML">
  <semantics>
    <mtable>
      <mtr>
        <mtd>
          <mrow>
            <mrow>
              <mover accent="true">
                <mi>l</mi>
                <mo stretchy="false">⃗</mo>
              </mover>
              <mo stretchy="false">=</mo>
              <mrow>
                <munder>
                  <mo stretchy="false">∑</mo>
                  <mrow>
                    <mi>i</mi>
                  </mrow>
                </munder>
                <msub>
                  <mi>m</mi>
                  <mrow>
                    <mi>i</mi>
                  </mrow>
                </msub>
              </mrow>
            </mrow>
            <mrow>
              <mover accent="true">
                <msub>
                  <mi>r</mi>
                  <mrow>
                    <mi>i</mi>
                  </mrow>
                </msub>
                <mo stretchy="false">⃗</mo>
              </mover>
              <mo stretchy="false">×</mo>
              <mover accent="true">
                <msub>
                  <mi>v</mi>
                  <mrow>
                    <mi>i</mi>
                  </mrow>
                </msub>
                <mo stretchy="false">⃗</mo>
              </mover>
            </mrow>
            <mrow>
              <mi/>
              <mo stretchy="false">=</mo>
              <mi/>
            </mrow>
            <mrow>
              <munder>
                <mo stretchy="false">∑</mo>
                <mrow>
                  <mi>i</mi>
                </mrow>
              </munder>
              <msub>
                <mi>m</mi>
                <mrow>
                  <mi>i</mi>
                </mrow>
              </msub>
            </mrow>
            <mrow>
              <mrow>
                <mo stretchy="false">(</mo>
                <mrow>
                  <mrow>
                    <mover accent="true">
                      <mi>R</mi>
                      <mo stretchy="false">⃗</mo>
                    </mover>
                    <mo stretchy="false">+</mo>
                    <msup>
                      <mrow>
                        <mover accent="true">
                          <msub>
                            <mi>r</mi>
                            <mrow>
                              <mi>i</mi>
                            </mrow>
                          </msub>
                          <mo stretchy="false">⃗</mo>
                        </mover>
                      </mrow>
                      <mrow>
                        <mi>'</mi>
                      </mrow>
                    </msup>
                  </mrow>
                </mrow>
                <mo stretchy="false">)</mo>
              </mrow>
              <mo stretchy="false">×</mo>
              <mrow>
                <mo stretchy="false">(</mo>
                <mrow>
                  <mrow>
                    <mover accent="true">
                      <mi>V</mi>
                      <mo stretchy="false">⃗</mo>
                    </mover>
                    <mo stretchy="false">+</mo>
                    <msup>
                      <mrow>
                        <mover accent="true">
                          <msub>
                            <mi>v</mi>
                            <mrow>
                              <mi>i</mi>
                            </mrow>
                          </msub>
                          <mo stretchy="false">⃗</mo>
                        </mover>
                      </mrow>
                      <mrow>
                        <mi>'</mi>
                      </mrow>
                    </msup>
                  </mrow>
                </mrow>
                <mo stretchy="false">)</mo>
              </mrow>
            </mrow>
            <mrow>
              <mi/>
              <mo stretchy="false">=</mo>
              <mi/>
            </mrow>
            <mrow>
              <munder>
                <mo stretchy="false">∑</mo>
                <mrow>
                  <mi>i</mi>
                </mrow>
              </munder>
              <msub>
                <mi>m</mi>
                <mrow>
                  <mi>i</mi>
                </mrow>
              </msub>
            </mrow>
            <mrow>
              <mrow>
                <mover accent="true">
                  <mi>R</mi>
                  <mo stretchy="false">⃗</mo>
                </mover>
                <mo stretchy="false">×</mo>
                <mover accent="true">
                  <mi>V</mi>
                  <mo stretchy="false">⃗</mo>
                </mover>
              </mrow>
              <mo stretchy="false">+</mo>
              <msub>
                <mi>m</mi>
                <mrow>
                  <mi>i</mi>
                </mrow>
              </msub>
            </mrow>
            <mrow>
              <mrow>
                <msup>
                  <mrow>
                    <mover accent="true">
                      <msub>
                        <mi>r</mi>
                        <mrow>
                          <mi>i</mi>
                        </mrow>
                      </msub>
                      <mo stretchy="false">⃗</mo>
                    </mover>
                  </mrow>
                  <mrow>
                    <mi>'</mi>
                  </mrow>
                </msup>
                <mo stretchy="false">×</mo>
                <mover accent="true">
                  <mi>V</mi>
                  <mo stretchy="false">⃗</mo>
                </mover>
              </mrow>
              <mo stretchy="false">+</mo>
              <msub>
                <mi>m</mi>
                <mrow>
                  <mi>i</mi>
                </mrow>
              </msub>
            </mrow>
            <mrow>
              <mrow>
                <mover accent="true">
                  <mi>R</mi>
                  <mo stretchy="false">⃗</mo>
                </mover>
                <mo stretchy="false">×</mo>
                <msup>
                  <mrow>
                    <mover accent="true">
                      <msub>
                        <mi>v</mi>
                        <mrow>
                          <mi>i</mi>
                        </mrow>
                      </msub>
                      <mo stretchy="false">⃗</mo>
                    </mover>
                  </mrow>
                  <mrow>
                    <mi>'</mi>
                  </mrow>
                </msup>
              </mrow>
              <mo stretchy="false">+</mo>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i/>
              <mo stretchy="false">=</mo>
              <mi/>
            </mrow>
          </mrow>
        </mtd>
      </mtr>
      <mtr>
        <mtd>
          <mrow>
            <mrow>
              <mi/>
              <mo stretchy="false">=</mo>
              <mi/>
            </mrow>
            <mi>M</mi>
            <mrow>
              <mover accent="true">
                <mi>R</mi>
                <mo stretchy="false">⃗</mo>
              </mover>
              <mo stretchy="false">×</mo>
              <mover accent="true">
                <mi>V</mi>
                <mo stretchy="false">⃗</mo>
              </mover>
            </mrow>
            <mrow>
              <mi/>
              <mo stretchy="false">+</mo>
              <mi/>
            </mrow>
            <mrow>
              <mrow>
                <mrow>
                  <munder>
                    <mo stretchy="false">∑</mo>
                    <mrow>
                      <mi>i</mi>
                    </mrow>
                  </munder>
                  <msub>
                    <mi>m</mi>
                    <mrow>
                      <mi>i</mi>
                    </mrow>
                  </msub>
                </mrow>
                <msup>
                  <mrow>
                    <mover accent="true">
                      <msub>
                        <mi>r</mi>
                        <mrow>
                          <mi>i</mi>
                        </mrow>
                      </msub>
                      <mo stretchy="false">⃗</mo>
                    </mover>
                  </mrow>
                  <mrow>
                    <mi>'</mi>
                  </mrow>
                </msup>
              </mrow>
              <mo stretchy="false">×</mo>
              <mover accent="true">
                <mi>V</mi>
                <mo stretchy="false">⃗</mo>
              </mover>
            </mrow>
            <mrow>
              <mi/>
              <mo stretchy="false">+</mo>
              <mi/>
            </mrow>
            <mrow>
              <mover accent="true">
                <mi>R</mi>
                <mo stretchy="false">⃗</mo>
              </mover>
              <mo stretchy="false">×</mo>
              <mrow>
                <mrow>
                  <munder>
                    <mo stretchy="false">∑</mo>
                    <mrow>
                      <mi>i</mi>
                    </mrow>
                  </munder>
                  <msub>
                    <mi>m</mi>
                    <mrow>
                      <mi>i</mi>
                    </mrow>
                  </msub>
                </mrow>
                <msup>
                  <mrow>
                    <mover accent="true">
                      <msub>
                        <mi>v</mi>
                        <mrow>
                          <mi>i</mi>
                        </mrow>
                      </msub>
                      <mo stretchy="false">⃗</mo>
                    </mover>
                  </mrow>
                  <mrow>
                    <mi>'</mi>
                  </mrow>
                </msup>
              </mrow>
            </mrow>
            <mrow>
              <mi/>
              <mo stretchy="false">+</mo>
              <mi/>
            </mrow>
            <mrow>
              <munder>
                <mo stretchy="false">∑</mo>
                <mrow>
                  <mi>i</mi>
                </mrow>
              </munder>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i/>
              <mo stretchy="false">=</mo>
              <mi/>
            </mrow>
          </mrow>
        </mtd>
      </mtr>
      <mtr>
        <mtd>
          <mrow>
            <mrow>
              <mi/>
              <mo stretchy="false">=</mo>
              <mi/>
            </mrow>
            <mi>M</mi>
            <mrow>
              <mover accent="true">
                <mi>R</mi>
                <mo stretchy="false">⃗</mo>
              </mover>
              <mo stretchy="false">×</mo>
              <mover accent="true">
                <mi>V</mi>
                <mo stretchy="false">⃗</mo>
              </mover>
            </mrow>
            <mrow>
              <mi/>
              <mo stretchy="false">+</mo>
              <mi/>
            </mrow>
            <mrow>
              <mrow>
                <mo stretchy="false">(</mo>
                <mrow>
                  <mrow>
                    <munder>
                      <mo stretchy="false">∑</mo>
                      <mrow>
                        <mi>i</mi>
                      </mrow>
                    </munder>
                    <msub>
                      <mi>m</mi>
                      <mrow>
                        <mi>i</mi>
                      </mrow>
                    </msub>
                  </mrow>
                  <msup>
                    <mrow>
                      <mover accent="true">
                        <msub>
                          <mi>r</mi>
                          <mrow>
                            <mi>i</mi>
                          </mrow>
                        </msub>
                        <mo stretchy="false">⃗</mo>
                      </mover>
                    </mrow>
                    <mrow>
                      <mi>'</mi>
                    </mrow>
                  </msup>
                </mrow>
                <mo stretchy="false">)</mo>
              </mrow>
              <mo stretchy="false">×</mo>
              <mover accent="true">
                <mi>V</mi>
                <mo stretchy="false">⃗</mo>
              </mover>
            </mrow>
            <mrow>
              <mi/>
              <mo stretchy="false">+</mo>
              <mi/>
            </mrow>
            <mrow>
              <mover accent="true">
                <mi>R</mi>
                <mo stretchy="false">⃗</mo>
              </mover>
              <mo stretchy="false">×</mo>
              <mrow>
                <mo stretchy="false">(</mo>
                <mrow>
                  <mrow>
                    <munder>
                      <mo stretchy="false">∑</mo>
                      <mrow>
                        <mi>i</mi>
                      </mrow>
                    </munder>
                    <msub>
                      <mi>m</mi>
                      <mrow>
                        <mi>i</mi>
                      </mrow>
                    </msub>
                  </mrow>
                  <msup>
                    <mrow>
                      <mover accent="true">
                        <msub>
                          <mi>v</mi>
                          <mrow>
                            <mi>i</mi>
                          </mrow>
                        </msub>
                        <mo stretchy="false">⃗</mo>
                      </mover>
                    </mrow>
                    <mrow>
                      <mi>'</mi>
                    </mrow>
                  </msup>
                </mrow>
                <mo stretchy="false">)</mo>
              </mrow>
            </mrow>
            <mrow>
              <mi/>
              <mo stretchy="false">+</mo>
              <mi/>
            </mrow>
            <mrow>
              <munder>
                <mo stretchy="false">∑</mo>
                <mrow>
                  <mi>i</mi>
                </mrow>
              </munder>
              <msub>
                <mi>m</mi>
                <mrow>
                  <mi>i</mi>
                </mrow>
              </msub>
            </mrow>
            <mrow>
              <msup>
                <mrow>
                  <mover accent="true">
                    <msub>
                      <mi>r</mi>
                      <mrow>
                        <mi>i</mi>
                      </mrow>
                    </msub>
                    <mo stretchy="false">⃗</mo>
                  </mover>
                </mrow>
                <mrow>
                  <mi>'</mi>
                </mrow>
              </msup>
              <mo stretchy="false">×</mo>
              <msup>
                <mrow>
                  <mover accent="true">
                    <msub>
                      <mi>v</mi>
                      <mrow>
                        <mi>i</mi>
                      </mrow>
                    </msub>
                    <mo stretchy="false">⃗</mo>
                  </mover>
                </mrow>
                <mrow>
                  <mi>'</mi>
                </mrow>
              </msup>
            </mrow>
          </mrow>
        </mtd>
      </mtr>
    </mtable>
    <annotation encoding="StarMath 5.0">vec l = sum from{i} m_{i} vec r_{i} times vec v_{i} ~=~

sum from{i} m_{i} (vec R + {vec r_{i}}^{'}) times (vec V + {vec v_{i}}^{'}) ~=~

sum from{i} m_{i} vec R times vec V + m_{i} {vec r_{i}}^{'} times vec V + 
m_{i} vec R times {vec v_{i}}^{'} + m_{i} {vec r_{i}}^{'} times {vec v_{i}}^{'} ~=~ 

newline

~=~ M vec R times vec V `+` {sum from {i} m_{i} {vec r_{i}}^{'}} times vec V `+`
vec R times {sum from{i} m_{i} {vec v_{i}}^{'}} `+`
sum from {i} m_{i} {vec r_{i}}^{'} times {vec v_{i}}^{'} ~=~

newline

~=~ M vec R times vec V `+` (sum from {i} m_{i} {vec r_{i}}^{'}) times vec V `+`
vec R times (sum from{i} m_{i} {vec v_{i}}^{'}) `+`
sum from {i} m_{i} {vec r_{i}}^{'} times {vec v_{i}}^{'}</annotation>
  </semantics>
</math>
</file>

<file path=Object 11/content.xml><?xml version="1.0" encoding="utf-8"?>
<math xmlns="http://www.w3.org/1998/Math/MathML">
  <semantics>
    <mrow>
      <mover accent="true">
        <mi>v</mi>
        <mo stretchy="false">⃗</mo>
      </mover>
      <mrow>
        <mi/>
        <mo stretchy="false">=</mo>
        <mi/>
      </mrow>
      <mrow>
        <msub>
          <mrow>
            <mover accent="true">
              <mi>v</mi>
              <mo stretchy="false">⃗</mo>
            </mover>
          </mrow>
          <mrow>
            <mrow>
              <mi>v</mi>
              <mo stretchy="false">∥</mo>
              <mi>r</mi>
            </mrow>
          </mrow>
        </msub>
        <mo stretchy="false">+</mo>
        <msub>
          <mrow>
            <mover accent="true">
              <mi>v</mi>
              <mo stretchy="false">⃗</mo>
            </mover>
          </mrow>
          <mrow>
            <mrow>
              <mi>v</mi>
              <mo stretchy="false">⊥</mo>
              <mi>r</mi>
            </mrow>
          </mrow>
        </msub>
      </mrow>
      <mrow>
        <mi/>
        <mo stretchy="false">=</mo>
        <mi/>
      </mrow>
      <mrow>
        <msub>
          <mrow>
            <mover accent="true">
              <mi>v</mi>
              <mo stretchy="false">⃗</mo>
            </mover>
          </mrow>
          <mrow>
            <mi mathvariant="italic">linear</mi>
          </mrow>
        </msub>
        <mo stretchy="false">+</mo>
        <msub>
          <mrow>
            <mover accent="true">
              <mi>v</mi>
              <mo stretchy="false">⃗</mo>
            </mover>
          </mrow>
          <mrow>
            <mi mathvariant="italic">angular</mi>
          </mrow>
        </msub>
      </mrow>
      <mrow>
        <mi/>
        <mo stretchy="false">=</mo>
        <mi/>
      </mrow>
      <mrow>
        <msub>
          <mrow>
            <mover accent="true">
              <mi>v</mi>
              <mo stretchy="false">⃗</mo>
            </mover>
          </mrow>
          <mrow>
            <mi mathvariant="italic">linear</mi>
          </mrow>
        </msub>
        <mo stretchy="false">+</mo>
        <mrow>
          <mover accent="true">
            <mo stretchy="false">α</mo>
            <mo stretchy="false">⃗</mo>
          </mover>
          <mo stretchy="false">×</mo>
          <mover accent="true">
            <mi>r</mi>
            <mo stretchy="false">⃗</mo>
          </mover>
        </mrow>
      </mrow>
    </mrow>
    <annotation encoding="StarMath 5.0">vec v ~=~ {vec v}_{v parallel r} + {vec v}_{v ortho r} ~=~
{vec v}_{linear}+{vec v}_{angular} ~=~

{vec v}_{linear}+vec %alpha times vec r</annotation>
  </semantics>
</math>
</file>

<file path=Object 12/content.xml><?xml version="1.0" encoding="utf-8"?>
<math xmlns="http://www.w3.org/1998/Math/MathML">
  <semantics>
    <mrow>
      <mrow>
        <msub>
          <mi>T</mi>
          <mrow>
            <mrow>
              <mo stretchy="false">(</mo>
              <mrow>
                <mi>i</mi>
                <mi>,</mi>
                <mrow>
                  <mi>i</mi>
                  <mo stretchy="false">−</mo>
                  <mn>1</mn>
                </mrow>
              </mrow>
              <mo stretchy="false">)</mo>
            </mrow>
          </mrow>
        </msub>
        <mo stretchy="false">=</mo>
        <mfenced open="[" close="]">
          <mrow>
            <mtable>
              <mtr>
                <mtd>
                  <mrow>
                    <mn>1</mn>
                  </mrow>
                </mtd>
                <mtd>
                  <mrow>
                    <mn>2</mn>
                  </mrow>
                </mtd>
                <mtd>
                  <mrow>
                    <mn>4</mn>
                  </mrow>
                </mtd>
                <mtd>
                  <mrow>
                    <msub>
                      <mi>d</mi>
                      <mi>x</mi>
                    </msub>
                  </mrow>
                </mtd>
              </mtr>
              <mtr>
                <mtd>
                  <mrow>
                    <mn>3</mn>
                  </mrow>
                </mtd>
                <mtd>
                  <mrow>
                    <mn>1</mn>
                  </mrow>
                </mtd>
                <mtd>
                  <mrow>
                    <mn>5</mn>
                  </mrow>
                </mtd>
                <mtd>
                  <mrow>
                    <msub>
                      <mi>d</mi>
                      <mi>y</mi>
                    </msub>
                  </mrow>
                </mtd>
              </mtr>
              <mtr>
                <mtd>
                  <mrow>
                    <mn>7</mn>
                  </mrow>
                </mtd>
                <mtd>
                  <mrow>
                    <mn>8</mn>
                  </mrow>
                </mtd>
                <mtd>
                  <mrow>
                    <mn>1</mn>
                  </mrow>
                </mtd>
                <mtd>
                  <mrow>
                    <msub>
                      <mi>d</mi>
                      <mi>z</mi>
                    </msub>
                  </mrow>
                </mtd>
              </mtr>
              <mtr>
                <mtd>
                  <mrow>
                    <mn>0</mn>
                  </mrow>
                </mtd>
                <mtd>
                  <mrow>
                    <mn>0</mn>
                  </mrow>
                </mtd>
                <mtd>
                  <mrow>
                    <mn>0</mn>
                  </mrow>
                </mtd>
                <mtd>
                  <mrow>
                    <mn>1</mn>
                  </mrow>
                </mtd>
              </mtr>
            </mtable>
          </mrow>
        </mfenced>
      </mrow>
    </mrow>
    <annotation encoding="StarMath 5.0">T_{(i, i - 1)} = 
left [ matrix{
1 # 2 # 4 # d_x ##
3 # 1 # 5 # d_y ##
7 # 8 # 1 # d_z ##
0 # 0 # 0 # 1
} right ]</annotation>
  </semantics>
</math>
</file>

<file path=Object 13/content.xml><?xml version="1.0" encoding="utf-8"?>
<math xmlns="http://www.w3.org/1998/Math/MathML">
  <semantics>
    <mrow>
      <mrow>
        <mrow>
          <mover accent="true">
            <mi>v</mi>
            <mo stretchy="false">⃗</mo>
          </mover>
          <mo stretchy="false">=</mo>
          <mrow>
            <msub>
              <mrow>
                <mover accent="true">
                  <mi>v</mi>
                  <mo stretchy="false">⃗</mo>
                </mover>
              </mrow>
              <mrow>
                <mi mathvariant="italic">linear</mi>
              </mrow>
            </msub>
            <mo stretchy="false">+</mo>
            <mrow>
              <mover accent="true">
                <mo stretchy="false">α</mo>
                <mo stretchy="false">⃗</mo>
              </mover>
              <mo stretchy="false">×</mo>
              <mover accent="true">
                <mi>r</mi>
                <mo stretchy="false">⃗</mo>
              </mover>
            </mrow>
          </mrow>
        </mrow>
        <mo stretchy="false">=</mo>
        <mfenced open="[" close="]">
          <mrow>
            <mtable>
              <mtr>
                <mtd>
                  <mrow>
                    <mn>0</mn>
                  </mrow>
                </mtd>
                <mtd>
                  <mrow>
                    <mrow>
                      <mo stretchy="false">−</mo>
                      <msub>
                        <mo stretchy="false">α</mo>
                        <mi>z</mi>
                      </msub>
                    </mrow>
                  </mrow>
                </mtd>
                <mtd>
                  <mrow>
                    <msub>
                      <mo stretchy="false">α</mo>
                      <mi>y</mi>
                    </msub>
                  </mrow>
                </mtd>
                <mtd>
                  <mrow>
                    <msub>
                      <mi>v</mi>
                      <mi>x</mi>
                    </msub>
                  </mrow>
                </mtd>
              </mtr>
              <mtr>
                <mtd>
                  <mrow>
                    <msub>
                      <mo stretchy="false">α</mo>
                      <mi>z</mi>
                    </msub>
                  </mrow>
                </mtd>
                <mtd>
                  <mrow>
                    <mn>0</mn>
                  </mrow>
                </mtd>
                <mtd>
                  <mrow>
                    <mrow>
                      <mo stretchy="false">−</mo>
                      <msub>
                        <mo stretchy="false">α</mo>
                        <mi>x</mi>
                      </msub>
                    </mrow>
                  </mrow>
                </mtd>
                <mtd>
                  <mrow>
                    <msub>
                      <mi>v</mi>
                      <mi>y</mi>
                    </msub>
                  </mrow>
                </mtd>
              </mtr>
              <mtr>
                <mtd>
                  <mrow>
                    <mrow>
                      <mo stretchy="false">−</mo>
                      <msub>
                        <mo stretchy="false">α</mo>
                        <mi>y</mi>
                      </msub>
                    </mrow>
                  </mrow>
                </mtd>
                <mtd>
                  <mrow>
                    <msub>
                      <mo stretchy="false">α</mo>
                      <mi>x</mi>
                    </msub>
                  </mrow>
                </mtd>
                <mtd>
                  <mrow>
                    <mn>0</mn>
                  </mrow>
                </mtd>
                <mtd>
                  <mrow>
                    <msub>
                      <mi>v</mi>
                      <mi>z</mi>
                    </msub>
                  </mrow>
                </mtd>
              </mtr>
              <mtr>
                <mtd>
                  <mrow>
                    <mn>0</mn>
                  </mrow>
                </mtd>
                <mtd>
                  <mrow>
                    <mn>0</mn>
                  </mrow>
                </mtd>
                <mtd>
                  <mrow>
                    <mn>0</mn>
                  </mrow>
                </mtd>
                <mtd>
                  <mrow>
                    <mn>0</mn>
                  </mrow>
                </mtd>
              </mtr>
            </mtable>
          </mrow>
        </mfenced>
      </mrow>
      <mrow>
        <mfenced open="[" close="]">
          <mrow>
            <mtable>
              <mtr>
                <mtd>
                  <mrow>
                    <msub>
                      <mi>r</mi>
                      <mi>x</mi>
                    </msub>
                  </mrow>
                </mtd>
              </mtr>
              <mtr>
                <mtd>
                  <mrow>
                    <msub>
                      <mi>r</mi>
                      <mi>y</mi>
                    </msub>
                  </mrow>
                </mtd>
              </mtr>
              <mtr>
                <mtd>
                  <mrow>
                    <msub>
                      <mi>r</mi>
                      <mi>z</mi>
                    </msub>
                  </mrow>
                </mtd>
              </mtr>
              <mtr>
                <mtd>
                  <mrow>
                    <mn>1</mn>
                  </mrow>
                </mtd>
              </mtr>
            </mtable>
          </mrow>
        </mfenced>
        <mo stretchy="false">=</mo>
        <msub>
          <mi>V</mi>
          <mi>i</mi>
        </msub>
      </mrow>
      <msub>
        <mrow>
          <mover accent="true">
            <mi>r</mi>
            <mo stretchy="false">⃗</mo>
          </mover>
        </mrow>
        <mi>i</mi>
      </msub>
    </mrow>
    <annotation encoding="StarMath 5.0">vec v = {vec v}_{linear}+vec %alpha times vec r =

left [ matrix {
0 # -%alpha_z # %alpha_y # v_x ##
%alpha_z # 0 # -%alpha_x # v_y ##
-%alpha_y # %alpha_x # 0 # v_z ##
0 # 0 # 0 # 0
} right ]

left [ matrix {
r_x ##
r_y ##
r_z ##
1
} right ] =
V_i {vec r}_i</annotation>
  </semantics>
</math>
</file>

<file path=Object 14/content.xml><?xml version="1.0" encoding="utf-8"?>
<math xmlns="http://www.w3.org/1998/Math/MathML">
  <semantics>
    <mrow>
      <mrow>
        <mover accent="true">
          <mi>L</mi>
          <mo stretchy="false">⃗</mo>
        </mover>
        <mo stretchy="false">=</mo>
        <mi>m</mi>
      </mrow>
      <mrow>
        <mrow>
          <mover accent="true">
            <mi>r</mi>
            <mo stretchy="false">⃗</mo>
          </mover>
          <mo stretchy="false">×</mo>
          <mover accent="true">
            <mi>v</mi>
            <mo stretchy="false">⃗</mo>
          </mover>
        </mrow>
        <mo stretchy="false">=</mo>
        <mi>m</mi>
      </mrow>
      <mrow>
        <mrow>
          <mo stretchy="false">(</mo>
          <mrow>
            <mrow>
              <mrow>
                <mover accent="true">
                  <mi>r</mi>
                  <mo stretchy="false">⃗</mo>
                </mover>
                <mo stretchy="false">×</mo>
                <msub>
                  <mrow>
                    <mover accent="true">
                      <mi>v</mi>
                      <mo stretchy="false">⃗</mo>
                    </mover>
                  </mrow>
                  <mi mathvariant="italic">linear</mi>
                </msub>
              </mrow>
              <mo stretchy="false">+</mo>
              <mrow>
                <mrow>
                  <mover accent="true">
                    <mi>r</mi>
                    <mo stretchy="false">⃗</mo>
                  </mover>
                  <mo stretchy="false">×</mo>
                  <mover accent="true">
                    <mo stretchy="false">α</mo>
                    <mo stretchy="false">⃗</mo>
                  </mover>
                </mrow>
                <mo stretchy="false">×</mo>
                <mover accent="true">
                  <mi>r</mi>
                  <mo stretchy="false">⃗</mo>
                </mover>
              </mrow>
            </mrow>
          </mrow>
          <mo stretchy="false">)</mo>
        </mrow>
        <mo stretchy="false">=</mo>
        <mi>m</mi>
      </mrow>
      <mrow>
        <mrow>
          <mo stretchy="false">(</mo>
          <mrow>
            <mrow>
              <mn>0</mn>
              <mo stretchy="false">+</mo>
              <mrow>
                <mrow>
                  <mover accent="true">
                    <mi>r</mi>
                    <mo stretchy="false">⃗</mo>
                  </mover>
                  <mo stretchy="false">×</mo>
                  <mover accent="true">
                    <mo stretchy="false">α</mo>
                    <mo stretchy="false">⃗</mo>
                  </mover>
                </mrow>
                <mo stretchy="false">×</mo>
                <mover accent="true">
                  <mi>r</mi>
                  <mo stretchy="false">⃗</mo>
                </mover>
              </mrow>
            </mrow>
          </mrow>
          <mo stretchy="false">)</mo>
        </mrow>
        <mo stretchy="false">=</mo>
        <mi>m</mi>
      </mrow>
      <mrow>
        <mrow>
          <mover accent="true">
            <mi>r</mi>
            <mo stretchy="false">⃗</mo>
          </mover>
          <mo stretchy="false">×</mo>
          <mover accent="true">
            <mo stretchy="false">α</mo>
            <mo stretchy="false">⃗</mo>
          </mover>
        </mrow>
        <mo stretchy="false">×</mo>
        <mover accent="true">
          <mi>r</mi>
          <mo stretchy="false">⃗</mo>
        </mover>
      </mrow>
    </mrow>
    <annotation encoding="StarMath 5.0">vec L = m vec r times vec v =
m (vec r times {vec v}_linear + vec r times vec %alpha times vec r) =
m (0 + vec r times vec %alpha times vec r) =
m vec r times vec %alpha times vec r</annotation>
  </semantics>
</math>
</file>

<file path=Object 15/content.xml><?xml version="1.0" encoding="utf-8"?>
<math xmlns="http://www.w3.org/1998/Math/MathML">
  <semantics>
    <mrow>
      <mrow>
        <mrow>
          <mover accent="true">
            <mo stretchy="false">α</mo>
            <mo stretchy="false">⃗</mo>
          </mover>
          <mo stretchy="false">×</mo>
          <mover accent="true">
            <mi>r</mi>
            <mo stretchy="false">⃗</mo>
          </mover>
        </mrow>
        <mo stretchy="false">=</mo>
        <mfenced open="[" close="]">
          <mrow>
            <mtable>
              <mtr>
                <mtd>
                  <mrow>
                    <mn>0</mn>
                  </mrow>
                </mtd>
                <mtd>
                  <mrow>
                    <mrow>
                      <mo stretchy="false">−</mo>
                      <msub>
                        <mo stretchy="false">α</mo>
                        <mi>z</mi>
                      </msub>
                    </mrow>
                  </mrow>
                </mtd>
                <mtd>
                  <mrow>
                    <msub>
                      <mo stretchy="false">α</mo>
                      <mi>y</mi>
                    </msub>
                  </mrow>
                </mtd>
              </mtr>
              <mtr>
                <mtd>
                  <mrow>
                    <msub>
                      <mo stretchy="false">α</mo>
                      <mi>z</mi>
                    </msub>
                  </mrow>
                </mtd>
                <mtd>
                  <mrow>
                    <mn>0</mn>
                  </mrow>
                </mtd>
                <mtd>
                  <mrow>
                    <mrow>
                      <mo stretchy="false">−</mo>
                      <msub>
                        <mo stretchy="false">α</mo>
                        <mi>x</mi>
                      </msub>
                    </mrow>
                  </mrow>
                </mtd>
              </mtr>
              <mtr>
                <mtd>
                  <mrow>
                    <mrow>
                      <mo stretchy="false">−</mo>
                      <msub>
                        <mo stretchy="false">α</mo>
                        <mi>y</mi>
                      </msub>
                    </mrow>
                  </mrow>
                </mtd>
                <mtd>
                  <mrow>
                    <msub>
                      <mo stretchy="false">α</mo>
                      <mi>x</mi>
                    </msub>
                  </mrow>
                </mtd>
                <mtd>
                  <mrow>
                    <mn>0</mn>
                  </mrow>
                </mtd>
              </mtr>
            </mtable>
          </mrow>
        </mfenced>
      </mrow>
      <mfenced open="[" close="]">
        <mrow>
          <mtable>
            <mtr>
              <mtd>
                <mrow>
                  <msub>
                    <mi>r</mi>
                    <mi>x</mi>
                  </msub>
                </mrow>
              </mtd>
            </mtr>
            <mtr>
              <mtd>
                <mrow>
                  <msub>
                    <mi>r</mi>
                    <mi>y</mi>
                  </msub>
                </mrow>
              </mtd>
            </mtr>
            <mtr>
              <mtd>
                <mrow>
                  <msub>
                    <mi>r</mi>
                    <mi>z</mi>
                  </msub>
                </mrow>
              </mtd>
            </mtr>
          </mtable>
        </mrow>
      </mfenced>
    </mrow>
    <annotation encoding="StarMath 5.0">vec %alpha times vec r =

left [ matrix {
0 # -%alpha_z # %alpha_y ##
%alpha_z # 0 # -%alpha_x ##
-%alpha_y # %alpha_x # 0
} right ]

left [ matrix {
r_x ##
r_y ##
r_z
} right ]</annotation>
  </semantics>
</math>
</file>

<file path=Object 16/content.xml><?xml version="1.0" encoding="utf-8"?>
<math xmlns="http://www.w3.org/1998/Math/MathML">
  <semantics>
    <mtable>
      <mtr>
        <mtd>
          <mrow>
            <mrow>
              <mi>R</mi>
              <mo stretchy="false">=</mo>
              <mfenced open="[" close="]">
                <mrow>
                  <mtable>
                    <mtr>
                      <mtd>
                        <mrow>
                          <mn>1</mn>
                        </mrow>
                      </mtd>
                      <mtd>
                        <mrow>
                          <mn>2</mn>
                        </mrow>
                      </mtd>
                      <mtd>
                        <mrow>
                          <mn>3</mn>
                        </mrow>
                      </mtd>
                    </mtr>
                    <mtr>
                      <mtd>
                        <mrow>
                          <mn>2</mn>
                        </mrow>
                      </mtd>
                      <mtd>
                        <mrow>
                          <mn>3</mn>
                        </mrow>
                      </mtd>
                      <mtd>
                        <mrow>
                          <mn>4</mn>
                        </mrow>
                      </mtd>
                    </mtr>
                    <mtr>
                      <mtd>
                        <mrow>
                          <mn>4</mn>
                        </mrow>
                      </mtd>
                      <mtd>
                        <mrow>
                          <mn>6</mn>
                        </mrow>
                      </mtd>
                      <mtd>
                        <mrow>
                          <mn>7</mn>
                        </mrow>
                      </mtd>
                    </mtr>
                  </mtable>
                </mrow>
              </mfenced>
            </mrow>
          </mrow>
        </mtd>
      </mtr>
      <mtr>
        <mtd>
          <mrow>
            <mi mathvariant="italic">det</mi>
            <mrow>
              <mi>R</mi>
              <mo stretchy="false">=</mo>
              <mn>1</mn>
            </mrow>
          </mrow>
        </mtd>
      </mtr>
      <mtr>
        <mtd>
          <mrow>
            <mrow>
              <msup>
                <mi>R</mi>
                <mrow>
                  <mo stretchy="false">−</mo>
                  <mn>1</mn>
                </mrow>
              </msup>
              <mo stretchy="false">=</mo>
              <msup>
                <mi>R</mi>
                <mi>T</mi>
              </msup>
            </mrow>
          </mrow>
        </mtd>
      </mtr>
    </mtable>
    <annotation encoding="StarMath 5.0">R  = 
left [ matrix {
1 # 2 # 3 ##
2 # 3 # 4 ##
4 # 6 # 7 
} right] newline
det R = 1 newline
R^-1=R^T</annotation>
  </semantics>
</math>
</file>

<file path=Object 17/content.xml><?xml version="1.0" encoding="utf-8"?>
<math xmlns="http://www.w3.org/1998/Math/MathML">
  <semantics>
    <mrow>
      <mrow>
        <msub>
          <mi>T</mi>
          <mi>n</mi>
        </msub>
        <mo stretchy="false">=</mo>
        <mrow>
          <munderover>
            <mo stretchy="false">∏</mo>
            <mrow>
              <mrow>
                <mi>i</mi>
                <mo stretchy="false">=</mo>
                <mn>0</mn>
              </mrow>
            </mrow>
            <mrow>
              <mrow>
                <mi>n</mi>
                <mo stretchy="false">−</mo>
                <mn>1</mn>
              </mrow>
            </mrow>
          </munderover>
          <msub>
            <mi>T</mi>
            <mrow>
              <mrow>
                <mo stretchy="false">(</mo>
                <mrow>
                  <mi>i</mi>
                  <mi>,</mi>
                  <mrow>
                    <mi>i</mi>
                    <mo stretchy="false">−</mo>
                    <mn>1</mn>
                  </mrow>
                </mrow>
                <mo stretchy="false">)</mo>
              </mrow>
            </mrow>
          </msub>
        </mrow>
      </mrow>
    </mrow>
    <annotation encoding="StarMath 5.0">T_n = prod from{i=0} to{n-1} T_{(i, i - 1)}</annotation>
  </semantics>
</math>
</file>

<file path=Object 18/content.xml><?xml version="1.0" encoding="utf-8"?>
<math xmlns="http://www.w3.org/1998/Math/MathML">
  <semantics>
    <mrow>
      <msup>
        <mrow>
          <mover accent="true">
            <msub>
              <mi>r</mi>
              <mi>i</mi>
            </msub>
            <mo stretchy="false">⃗</mo>
          </mover>
        </mrow>
        <mrow>
          <mi>'</mi>
        </mrow>
      </msup>
    </mrow>
    <annotation encoding="StarMath 5.0">{vec r_i}^{'} </annotation>
  </semantics>
</math>
</file>

<file path=Object 19/content.xml><?xml version="1.0" encoding="utf-8"?>
<math xmlns="http://www.w3.org/1998/Math/MathML">
  <semantics>
    <mrow>
      <mrow>
        <msub>
          <mrow>
            <mover accent="true">
              <mi>r</mi>
              <mo stretchy="false">⃗</mo>
            </mover>
          </mrow>
          <mi>i</mi>
        </msub>
        <mo stretchy="false">=</mo>
        <msub>
          <mi>T</mi>
          <mrow>
            <mrow>
              <mi>i</mi>
              <mo stretchy="false">−</mo>
              <mn>1</mn>
            </mrow>
          </mrow>
        </msub>
      </mrow>
      <msup>
        <mrow>
          <msub>
            <mrow>
              <mover accent="true">
                <mi>r</mi>
                <mo stretchy="false">⃗</mo>
              </mover>
            </mrow>
            <mi>i</mi>
          </msub>
        </mrow>
        <mrow>
          <mi>'</mi>
        </mrow>
      </msup>
    </mrow>
    <annotation encoding="StarMath 5.0">{vec r}_i = T_{i-1} {{vec r}_i}^{'}</annotation>
  </semantics>
</math>
</file>

<file path=Object 2/content.xml><?xml version="1.0" encoding="utf-8"?>
<math xmlns="http://www.w3.org/1998/Math/MathML">
  <semantics>
    <mrow>
      <mrow>
        <mover accent="true">
          <mi>p</mi>
          <mo stretchy="false">⃗</mo>
        </mover>
        <mo stretchy="false">=</mo>
        <mrow>
          <munder>
            <mo stretchy="false">∑</mo>
            <mrow>
              <mi>i</mi>
            </mrow>
          </munder>
          <msub>
            <mi>m</mi>
            <mrow>
              <mi>i</mi>
            </mrow>
          </msub>
        </mrow>
      </mrow>
      <mover accent="true">
        <msub>
          <mi>v</mi>
          <mrow>
            <mi>i</mi>
          </mrow>
        </msub>
        <mo stretchy="false">⃗</mo>
      </mover>
    </mrow>
    <annotation encoding="StarMath 5.0">vec p = sum from{i} m_{i} vec v_{i}</annotation>
  </semantics>
</math>
</file>

<file path=Object 20/content.xml><?xml version="1.0" encoding="utf-8"?>
<math xmlns="http://www.w3.org/1998/Math/MathML">
  <semantics>
    <mrow>
      <mrow>
        <msub>
          <mrow>
            <mover accent="true">
              <mi>v</mi>
              <mo stretchy="false">⃗</mo>
            </mover>
          </mrow>
          <mrow>
            <mi mathvariant="italic">total</mi>
          </mrow>
        </msub>
        <mo stretchy="false">=</mo>
        <mrow>
          <msub>
            <mrow>
              <mover accent="true">
                <mi>v</mi>
                <mo stretchy="false">⃗</mo>
              </mover>
            </mrow>
            <mn>0</mn>
          </msub>
          <mo stretchy="false">+</mo>
          <msub>
            <mi>T</mi>
            <mn>0</mn>
          </msub>
        </mrow>
      </mrow>
      <mrow>
        <mrow>
          <msub>
            <mrow>
              <mover accent="true">
                <mi>v</mi>
                <mo stretchy="false">⃗</mo>
              </mover>
            </mrow>
            <mn>1</mn>
          </msub>
          <mo stretchy="false">+</mo>
          <mo stretchy="false">…</mo>
        </mrow>
        <mo stretchy="false">+</mo>
        <msub>
          <mi>T</mi>
          <mrow>
            <mrow>
              <mi>i</mi>
              <mo stretchy="false">−</mo>
              <mn>2</mn>
            </mrow>
          </mrow>
        </msub>
      </mrow>
      <mrow>
        <msub>
          <mrow>
            <mover accent="true">
              <mi>v</mi>
              <mo stretchy="false">⃗</mo>
            </mover>
          </mrow>
          <mrow>
            <mrow>
              <mi>i</mi>
              <mo stretchy="false">−</mo>
              <mn>1</mn>
            </mrow>
          </mrow>
        </msub>
        <mo stretchy="false">+</mo>
        <msub>
          <mi>T</mi>
          <mrow>
            <mrow>
              <mi>i</mi>
              <mo stretchy="false">−</mo>
              <mn>1</mn>
            </mrow>
          </mrow>
        </msub>
      </mrow>
      <mrow>
        <msub>
          <mrow>
            <mover accent="true">
              <mi>v</mi>
              <mo stretchy="false">⃗</mo>
            </mover>
          </mrow>
          <mi>i</mi>
        </msub>
        <mo stretchy="false">=</mo>
        <msub>
          <mi>T</mi>
          <mrow>
            <mrow>
              <mi>i</mi>
              <mo stretchy="false">−</mo>
              <mn>2</mn>
            </mrow>
          </mrow>
        </msub>
      </mrow>
      <mrow>
        <msub>
          <mi>V</mi>
          <mrow>
            <mrow>
              <mi>i</mi>
              <mo stretchy="false">−</mo>
              <mn>1</mn>
            </mrow>
          </mrow>
        </msub>
        <mo stretchy="false">+</mo>
        <msub>
          <mi>T</mi>
          <mrow>
            <mrow>
              <mi>i</mi>
              <mo stretchy="false">−</mo>
              <mn>1</mn>
            </mrow>
          </mrow>
        </msub>
      </mrow>
      <msub>
        <mi>V</mi>
        <mi>i</mi>
      </msub>
      <msub>
        <mrow>
          <mover accent="true">
            <mi>r</mi>
            <mo stretchy="false">⃗</mo>
          </mover>
        </mrow>
        <mi>i</mi>
      </msub>
    </mrow>
    <annotation encoding="StarMath 5.0">{vec v}_{total} = {vec v}_0 + T_0 {vec v}_1 + dotslow + T_{i - 2}{vec v}_{i - 1} + T_{i - 1}{vec v}_i =
T_{i - 2}V_{i - 1} + T_{i - 1}V_i {vec r}_i</annotation>
  </semantics>
</math>
</file>

<file path=Object 21/content.xml><?xml version="1.0" encoding="utf-8"?>
<math xmlns="http://www.w3.org/1998/Math/MathML">
  <semantics>
    <mrow>
      <mrow>
        <msub>
          <mrow>
            <mover accent="true">
              <mi>l</mi>
              <mo stretchy="false">⃗</mo>
            </mover>
          </mrow>
          <mrow>
            <mi mathvariant="italic">total</mi>
          </mrow>
        </msub>
        <mo stretchy="false">=</mo>
        <mrow>
          <mrow>
            <mo stretchy="false">(</mo>
            <mrow>
              <mrow>
                <msub>
                  <mrow>
                    <mover accent="true">
                      <mi>v</mi>
                      <mo stretchy="false">⃗</mo>
                    </mover>
                  </mrow>
                  <mn>0</mn>
                </msub>
                <mo stretchy="false">+</mo>
                <msub>
                  <mi>T</mi>
                  <mn>0</mn>
                </msub>
              </mrow>
              <msub>
                <mrow>
                  <mover accent="true">
                    <mi>v</mi>
                    <mo stretchy="false">⃗</mo>
                  </mover>
                </mrow>
                <mn>1</mn>
              </msub>
            </mrow>
            <mo stretchy="false">)</mo>
          </mrow>
          <mo stretchy="false">×</mo>
          <msub>
            <mi>T</mi>
            <mn>0</mn>
          </msub>
        </mrow>
      </mrow>
      <mrow>
        <msub>
          <mrow>
            <mover accent="true">
              <mi>r</mi>
              <mo stretchy="false">⃗</mo>
            </mover>
          </mrow>
          <mn>1</mn>
        </msub>
        <mo stretchy="false">=</mo>
        <mrow>
          <msub>
            <mrow>
              <mover accent="true">
                <mi>v</mi>
                <mo stretchy="false">⃗</mo>
              </mover>
            </mrow>
            <mn>0</mn>
          </msub>
          <mo stretchy="false">×</mo>
          <msub>
            <mi>T</mi>
            <mn>0</mn>
          </msub>
        </mrow>
      </mrow>
      <mrow>
        <msub>
          <mrow>
            <mover accent="true">
              <mi>r</mi>
              <mo stretchy="false">⃗</mo>
            </mover>
          </mrow>
          <mn>1</mn>
        </msub>
        <mo stretchy="false">+</mo>
        <msub>
          <mi>T</mi>
          <mn>0</mn>
        </msub>
      </mrow>
      <mrow>
        <msub>
          <mrow>
            <mover accent="true">
              <mi>v</mi>
              <mo stretchy="false">⃗</mo>
            </mover>
          </mrow>
          <mn>1</mn>
        </msub>
        <mo stretchy="false">×</mo>
        <msub>
          <mi>T</mi>
          <mn>0</mn>
        </msub>
      </mrow>
      <mrow>
        <msub>
          <mrow>
            <mover accent="true">
              <mi>r</mi>
              <mo stretchy="false">⃗</mo>
            </mover>
          </mrow>
          <mn>1</mn>
        </msub>
        <mo stretchy="false">=</mo>
        <msub>
          <mi>V</mi>
          <mn>0</mn>
        </msub>
      </mrow>
      <msub>
        <mi>T</mi>
        <mn>0</mn>
      </msub>
    </mrow>
    <annotation encoding="StarMath 5.0">{vec l}_{total} = ({vec v}_0 + T_0 {vec v}_1) times T_0 {vec r}_1 =
{vec v}_0 times T_0 {vec r}_1 + T_0 {vec v}_1 times T_0 {vec r}_1 =
V_0 T_0 </annotation>
  </semantics>
</math>
</file>

<file path=Object 22/content.xml><?xml version="1.0" encoding="utf-8"?>
<math xmlns="http://www.w3.org/1998/Math/MathML">
  <semantics>
    <mtable>
      <mtr>
        <mtd>
          <mrow>
            <msub>
              <mi>T</mi>
              <mrow>
                <mi mathvariant="italic">AB</mi>
              </mrow>
            </msub>
            <mrow>
              <mi>A</mi>
              <mo stretchy="false">=</mo>
              <mi>B</mi>
            </mrow>
          </mrow>
        </mtd>
      </mtr>
      <mtr>
        <mtd>
          <mrow>
            <msub>
              <mi>T</mi>
              <mrow>
                <mi mathvariant="italic">BC</mi>
              </mrow>
            </msub>
            <mrow>
              <mi>B</mi>
              <mo stretchy="false">=</mo>
              <mi>C</mi>
            </mrow>
          </mrow>
        </mtd>
      </mtr>
      <mtr>
        <mtd>
          <mrow>
            <msub>
              <mi>T</mi>
              <mrow>
                <mi mathvariant="italic">BC</mi>
              </mrow>
            </msub>
            <msub>
              <mi>T</mi>
              <mrow>
                <mi mathvariant="italic">AB</mi>
              </mrow>
            </msub>
            <mrow>
              <mi>A</mi>
              <mo stretchy="false">=</mo>
              <mi>C</mi>
            </mrow>
          </mrow>
        </mtd>
      </mtr>
    </mtable>
    <annotation encoding="StarMath 5.0">T_{AB} A = B newline 

T_{BC} B = C newline

T_{BC} T_{AB} A = C


</annotation>
  </semantics>
</math>
</file>

<file path=Object 23/content.xml><?xml version="1.0" encoding="utf-8"?>
<math xmlns="http://www.w3.org/1998/Math/MathML">
  <semantics>
    <mtable>
      <mtr>
        <mtd>
          <mrow>
            <mrow>
              <mi>A</mi>
              <mo stretchy="false">=</mo>
              <mfenced open="[" close="]">
                <mrow>
                  <mtable>
                    <mtr>
                      <mtd>
                        <mrow>
                          <mn>1</mn>
                        </mrow>
                      </mtd>
                      <mtd>
                        <mrow>
                          <mn>0</mn>
                        </mrow>
                      </mtd>
                      <mtd>
                        <mrow>
                          <mn>0</mn>
                        </mrow>
                      </mtd>
                    </mtr>
                    <mtr>
                      <mtd>
                        <mrow>
                          <mn>0</mn>
                        </mrow>
                      </mtd>
                      <mtd>
                        <mrow>
                          <mn>1</mn>
                        </mrow>
                      </mtd>
                      <mtd>
                        <mrow>
                          <mn>0</mn>
                        </mrow>
                      </mtd>
                    </mtr>
                    <mtr>
                      <mtd>
                        <mrow>
                          <mn>0</mn>
                        </mrow>
                      </mtd>
                      <mtd>
                        <mrow>
                          <mn>0</mn>
                        </mrow>
                      </mtd>
                      <mtd>
                        <mrow>
                          <mn>1</mn>
                        </mrow>
                      </mtd>
                    </mtr>
                  </mtable>
                </mrow>
              </mfenced>
            </mrow>
          </mrow>
        </mtd>
      </mtr>
      <mtr>
        <mtd>
          <mrow>
            <mrow>
              <mi>B</mi>
              <mo stretchy="false">=</mo>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row>
        </mtd>
      </mtr>
      <mtr>
        <mtd>
          <mrow>
            <mrow>
              <mi>C</mi>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mtd>
      </mtr>
    </mtable>
    <annotation encoding="StarMath 5.0">A = left [
matrix {
1 # 0 # 0 ##
0 # 1 # 0 ##
0 # 0 # 1
}
right ]

newline

B = left [
matrix {
0 # 0 # 1 ##
1 # 0 # 0 ##
0 # 1 # 0
}
right ]

newline

C = left [
matrix {
0 # 1 # 0 ##
0 # 0 # 1 ##
1 # 0 # 0
}
right ]
</annotation>
  </semantics>
</math>
</file>

<file path=Object 24/content.xml><?xml version="1.0" encoding="utf-8"?>
<math xmlns="http://www.w3.org/1998/Math/MathML">
  <semantics>
    <mrow>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annotation encoding="StarMath 5.0"> left [
matrix {
0 # 0 # 1 ##
1 # 0 # 0 ##
0 # 1 # 0
}
right ]

 left [
matrix {
0 # 0 # 1 ##
1 # 0 # 0 ##
0 # 1 # 0
}
right ] =
 left [
matrix {
0 # 1 # 0 ##
0 # 0 # 1 ##
1 # 0 # 0
}
right ]</annotation>
  </semantics>
</math>
</file>

<file path=Object 25/content.xml><?xml version="1.0" encoding="utf-8"?>
<math xmlns="http://www.w3.org/1998/Math/MathML">
  <semantics>
    <mrow>
      <mrow>
        <msub>
          <mi mathvariant="italic">Av</mi>
          <mrow>
            <mi>a</mi>
          </mrow>
        </msub>
        <mo stretchy="false">=</mo>
        <msub>
          <mi mathvariant="italic">Bv</mi>
          <mrow>
            <mi>b</mi>
          </mrow>
        </msub>
      </mrow>
    </mrow>
    <annotation encoding="StarMath 5.0">Av_{a} = Bv_{b}

</annotation>
  </semantics>
</math>
</file>

<file path=Object 26/content.xml><?xml version="1.0" encoding="utf-8"?>
<math xmlns="http://www.w3.org/1998/Math/MathML" display="block">
  <semantics>
    <mrow>
      <mi>A</mi>
      <mrow>
        <mi>v</mi>
        <mo stretchy="false">=</mo>
        <mrow>
          <mo fence="true" stretchy="true">[</mo>
          <mrow>
            <mtable>
              <mtr>
                <mtd>
                  <mn>1</mn>
                </mtd>
                <mtd>
                  <mn>0</mn>
                </mtd>
                <mtd>
                  <mn>0</mn>
                </mtd>
              </mtr>
              <mtr>
                <mtd>
                  <mn>0</mn>
                </mtd>
                <mtd>
                  <mn>1</mn>
                </mtd>
                <mtd>
                  <mn>0</mn>
                </mtd>
              </mtr>
              <mtr>
                <mtd>
                  <mn>0</mn>
                </mtd>
                <mtd>
                  <mn>0</mn>
                </mtd>
                <mtd>
                  <mn>1</mn>
                </mtd>
              </mtr>
            </mtable>
          </mrow>
          <mo fence="true" stretchy="true">]</mo>
        </mrow>
      </mrow>
      <mrow>
        <mrow>
          <mo fence="true" stretchy="true">[</mo>
          <mrow>
            <mtable>
              <mtr>
                <mtd>
                  <mn>0</mn>
                </mtd>
              </mtr>
              <mtr>
                <mtd>
                  <mn>0</mn>
                </mtd>
              </mtr>
              <mtr>
                <mtd>
                  <mn>1</mn>
                </mtd>
              </mtr>
            </mtable>
          </mrow>
          <mo fence="true" stretchy="true">]</mo>
        </mrow>
        <mo stretchy="false">=</mo>
        <mrow>
          <mo fence="true" stretchy="true">[</mo>
          <mrow>
            <mtable>
              <mtr>
                <mtd>
                  <mn>0</mn>
                </mtd>
              </mtr>
              <mtr>
                <mtd>
                  <mn>0</mn>
                </mtd>
              </mtr>
              <mtr>
                <mtd>
                  <mn>1</mn>
                </mtd>
              </mtr>
            </mtable>
          </mrow>
          <mo fence="true" stretchy="true">]</mo>
        </mrow>
      </mrow>
    </mrow>
    <annotation encoding="StarMath 5.0">A v =
left [
matrix {
1 # 0 # 0 ##
0 # 1 # 0 ##
0 # 0 # 1
} right ]

left [
matrix {
0 ##
0 ##
1
} right ]

=

left [
matrix {
0 ##
0 ##
1
} right ]
</annotation>
  </semantics>
</math>
</file>

<file path=Object 27/content.xml><?xml version="1.0" encoding="utf-8"?>
<math xmlns="http://www.w3.org/1998/Math/MathML">
  <semantics>
    <mrow>
      <mi>B</mi>
      <mrow>
        <mi>v</mi>
        <mo stretchy="false">=</mo>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row>
        <mfenced open="[" close="]">
          <mrow>
            <mtable>
              <mtr>
                <mtd>
                  <mrow>
                    <mn>0</mn>
                  </mrow>
                </mtd>
              </mtr>
              <mtr>
                <mtd>
                  <mrow>
                    <mn>0</mn>
                  </mrow>
                </mtd>
              </mtr>
              <mtr>
                <mtd>
                  <mrow>
                    <mn>1</mn>
                  </mrow>
                </mtd>
              </mtr>
            </mtable>
          </mrow>
        </mfenced>
        <mo stretchy="false">=</mo>
        <mfenced open="[" close="]">
          <mrow>
            <mtable>
              <mtr>
                <mtd>
                  <mrow>
                    <mn>1</mn>
                  </mrow>
                </mtd>
              </mtr>
              <mtr>
                <mtd>
                  <mrow>
                    <mn>0</mn>
                  </mrow>
                </mtd>
              </mtr>
              <mtr>
                <mtd>
                  <mrow>
                    <mn>0</mn>
                  </mrow>
                </mtd>
              </mtr>
            </mtable>
          </mrow>
        </mfenced>
      </mrow>
    </mrow>
    <annotation encoding="StarMath 5.0">B v =
left [
matrix {
0 # 0 # 1 ##
1 # 0 # 0 ##
0 # 1 # 0
} right ]

left [
matrix {
0 ##
0 ##
1
} right ]

=

left [
matrix {
1 ##
0 ##
0
} right ]
</annotation>
  </semantics>
</math>
</file>

<file path=Object 28/content.xml><?xml version="1.0" encoding="utf-8"?>
<math xmlns="http://www.w3.org/1998/Math/MathML">
  <semantics>
    <mrow>
      <msub>
        <mi>T</mi>
        <mrow>
          <mi mathvariant="italic">BC</mi>
        </mrow>
      </msub>
      <mrow>
        <mi>B</mi>
        <mo stretchy="false">=</mo>
        <mi>C</mi>
      </mrow>
      <mo stretchy="false">⇔</mo>
      <mrow>
        <msub>
          <mi>T</mi>
          <mrow>
            <mi mathvariant="italic">BC</mi>
          </mrow>
        </msub>
        <mo stretchy="false">=</mo>
        <mi>C</mi>
      </mrow>
      <mrow>
        <msup>
          <mi>B</mi>
          <mrow>
            <mrow>
              <mo stretchy="false">−</mo>
              <mn>1</mn>
            </mrow>
          </mrow>
        </msup>
        <mo stretchy="false">=</mo>
        <mi>C</mi>
      </mrow>
      <mrow>
        <msup>
          <mi>B</mi>
          <mrow>
            <mi>T</mi>
          </mrow>
        </msup>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o stretchy="false">=</mo>
        <mfenced open="[" close="]">
          <mrow>
            <mtable>
              <mtr>
                <mtd>
                  <mrow>
                    <mn>0</mn>
                  </mrow>
                </mtd>
                <mtd>
                  <mrow>
                    <mn>0</mn>
                  </mrow>
                </mtd>
                <mtd>
                  <mrow>
                    <mn>1</mn>
                  </mrow>
                </mtd>
              </mtr>
              <mtr>
                <mtd>
                  <mrow>
                    <mn>1</mn>
                  </mrow>
                </mtd>
                <mtd>
                  <mrow>
                    <mn>0</mn>
                  </mrow>
                </mtd>
                <mtd>
                  <mrow>
                    <mn>0</mn>
                  </mrow>
                </mtd>
              </mtr>
              <mtr>
                <mtd>
                  <mrow>
                    <mn>0</mn>
                  </mrow>
                </mtd>
                <mtd>
                  <mrow>
                    <mn>1</mn>
                  </mrow>
                </mtd>
                <mtd>
                  <mrow>
                    <mn>0</mn>
                  </mrow>
                </mtd>
              </mtr>
            </mtable>
          </mrow>
        </mfenced>
      </mrow>
    </mrow>
    <annotation encoding="StarMath 5.0">T_{BC} B = C dlrarrow T_{BC} = C B^{-1} = C B^{T} = left [
matrix {
0 # 1 # 0 ##
0 # 0 # 1 ##
1 # 0 # 0
}
right ]

left [
matrix {
0 # 1 # 0 ##
0 # 0 # 1 ##
1 # 0 # 0
}
right ]
= left [
matrix {
0 # 0 # 1 ##
1 # 0 # 0 ##
0 # 1 # 0
}
right ]
</annotation>
  </semantics>
</math>
</file>

<file path=Object 29/content.xml><?xml version="1.0" encoding="utf-8"?>
<math xmlns="http://www.w3.org/1998/Math/MathML">
  <semantics>
    <mrow>
      <msup>
        <mi>B</mi>
        <mrow>
          <mi>T</mi>
        </mrow>
      </msup>
      <mrow>
        <mi>v</mi>
        <mo stretchy="false">=</mo>
        <mfenced open="[" close="]">
          <mrow>
            <mtable>
              <mtr>
                <mtd>
                  <mrow>
                    <mn>0</mn>
                  </mrow>
                </mtd>
                <mtd>
                  <mrow>
                    <mn>1</mn>
                  </mrow>
                </mtd>
                <mtd>
                  <mrow>
                    <mn>0</mn>
                  </mrow>
                </mtd>
              </mtr>
              <mtr>
                <mtd>
                  <mrow>
                    <mn>0</mn>
                  </mrow>
                </mtd>
                <mtd>
                  <mrow>
                    <mn>0</mn>
                  </mrow>
                </mtd>
                <mtd>
                  <mrow>
                    <mn>1</mn>
                  </mrow>
                </mtd>
              </mtr>
              <mtr>
                <mtd>
                  <mrow>
                    <mn>1</mn>
                  </mrow>
                </mtd>
                <mtd>
                  <mrow>
                    <mn>0</mn>
                  </mrow>
                </mtd>
                <mtd>
                  <mrow>
                    <mn>0</mn>
                  </mrow>
                </mtd>
              </mtr>
            </mtable>
          </mrow>
        </mfenced>
      </mrow>
      <mrow>
        <mfenced open="[" close="]">
          <mrow>
            <mtable>
              <mtr>
                <mtd>
                  <mrow>
                    <mn>0</mn>
                  </mrow>
                </mtd>
              </mtr>
              <mtr>
                <mtd>
                  <mrow>
                    <mn>0</mn>
                  </mrow>
                </mtd>
              </mtr>
              <mtr>
                <mtd>
                  <mrow>
                    <mn>1</mn>
                  </mrow>
                </mtd>
              </mtr>
            </mtable>
          </mrow>
        </mfenced>
        <mo stretchy="false">=</mo>
        <mfenced open="[" close="]">
          <mrow>
            <mtable>
              <mtr>
                <mtd>
                  <mrow>
                    <mn>0</mn>
                  </mrow>
                </mtd>
              </mtr>
              <mtr>
                <mtd>
                  <mrow>
                    <mn>1</mn>
                  </mrow>
                </mtd>
              </mtr>
              <mtr>
                <mtd>
                  <mrow>
                    <mn>0</mn>
                  </mrow>
                </mtd>
              </mtr>
            </mtable>
          </mrow>
        </mfenced>
      </mrow>
    </mrow>
    <annotation encoding="StarMath 5.0">B^{T} v =
left [
matrix {
0 # 1 # 0 ##
0 # 0 # 1 ##
1 # 0 # 0
} right ]

left [
matrix {
0 ##
0 ##
1
} right ]

=

left [
matrix {
0 ##
1 ##
0
} right ]
</annotation>
  </semantics>
</math>
</file>

<file path=Object 3/content.xml><?xml version="1.0" encoding="utf-8"?>
<math xmlns="http://www.w3.org/1998/Math/MathML">
  <semantics>
    <mrow>
      <mrow>
        <mover accent="true">
          <msub>
            <mi>r</mi>
            <mrow>
              <mi>i</mi>
            </mrow>
          </msub>
          <mo stretchy="false">⃗</mo>
        </mover>
        <mo stretchy="false">=</mo>
        <mrow>
          <mover accent="true">
            <mi>R</mi>
            <mo stretchy="false">⃗</mo>
          </mover>
          <mo stretchy="false">+</mo>
          <msup>
            <mrow>
              <mover accent="true">
                <msub>
                  <mi>r</mi>
                  <mrow>
                    <mi>i</mi>
                  </mrow>
                </msub>
                <mo stretchy="false">⃗</mo>
              </mover>
            </mrow>
            <mrow>
              <mi>'</mi>
            </mrow>
          </msup>
        </mrow>
      </mrow>
    </mrow>
    <annotation encoding="StarMath 5.0">vec r_{i} = vec R + {vec r_{i}}^{'}</annotation>
  </semantics>
</math>
</file>

<file path=Object 30/content.xml><?xml version="1.0" encoding="utf-8"?>
<math xmlns="http://www.w3.org/1998/Math/MathML">
  <semantics>
    <mtable>
      <mtr>
        <mtd>
          <mrow>
            <msub>
              <mi>T</mi>
              <mrow>
                <mi>a</mi>
              </mrow>
            </msub>
            <mrow>
              <msub>
                <mi>v</mi>
                <mrow>
                  <mi>a</mi>
                </mrow>
              </msub>
              <mo stretchy="false">=</mo>
              <msubsup>
                <mi>v</mi>
                <mrow>
                  <mi>a</mi>
                </mrow>
                <mrow>
                  <mi>'</mi>
                </mrow>
              </msubsup>
            </mrow>
            <mo stretchy="false">⇔</mo>
            <msub>
              <mi>T</mi>
              <mrow>
                <mi>b</mi>
              </mrow>
            </msub>
            <mrow>
              <msub>
                <mi>v</mi>
                <mrow>
                  <mi>b</mi>
                </mrow>
              </msub>
              <mo stretchy="false">=</mo>
              <msubsup>
                <mi>v</mi>
                <mrow>
                  <mi>b</mi>
                </mrow>
                <mrow>
                  <mi>'</mi>
                </mrow>
              </msubsup>
            </mrow>
          </mrow>
        </mtd>
      </mtr>
      <mtr>
        <mtd>
          <mrow>
            <msub>
              <mi>T</mi>
              <mrow>
                <mi>a</mi>
              </mrow>
            </msub>
            <msup>
              <mi>A</mi>
              <mrow>
                <mrow>
                  <mo stretchy="false">−</mo>
                  <mn>1</mn>
                </mrow>
              </mrow>
            </msup>
            <mrow>
              <msub>
                <mi mathvariant="italic">Bv</mi>
                <mrow>
                  <mi>b</mi>
                </mrow>
              </msub>
              <mo stretchy="false">=</mo>
              <msup>
                <mi>A</mi>
                <mrow>
                  <mrow>
                    <mo stretchy="false">−</mo>
                    <mn>1</mn>
                  </mrow>
                </mrow>
              </msup>
            </mrow>
            <msubsup>
              <mi mathvariant="italic">Bv</mi>
              <mrow>
                <mi>b</mi>
              </mrow>
              <mrow>
                <mi>'</mi>
              </mrow>
            </msubsup>
            <mo stretchy="false">⇔</mo>
            <msub>
              <mi>T</mi>
              <mrow>
                <mi>b</mi>
              </mrow>
            </msub>
            <mrow>
              <msub>
                <mi>v</mi>
                <mrow>
                  <mi>b</mi>
                </mrow>
              </msub>
              <mo stretchy="false">=</mo>
              <msubsup>
                <mi>v</mi>
                <mrow>
                  <mi>b</mi>
                </mrow>
                <mrow>
                  <mi>'</mi>
                </mrow>
              </msubsup>
            </mrow>
          </mrow>
        </mtd>
      </mtr>
      <mtr>
        <mtd>
          <mrow>
            <msup>
              <mi>B</mi>
              <mrow>
                <mrow>
                  <mo stretchy="false">−</mo>
                  <mn>1</mn>
                </mrow>
              </mrow>
            </msup>
            <msub>
              <mi mathvariant="italic">AT</mi>
              <mrow>
                <mi>a</mi>
              </mrow>
            </msub>
            <msup>
              <mi>A</mi>
              <mrow>
                <mrow>
                  <mo stretchy="false">−</mo>
                  <mn>1</mn>
                </mrow>
              </mrow>
            </msup>
            <mrow>
              <msub>
                <mi mathvariant="italic">Bv</mi>
                <mrow>
                  <mi>b</mi>
                </mrow>
              </msub>
              <mo stretchy="false">=</mo>
              <msubsup>
                <mi>v</mi>
                <mrow>
                  <mi>b</mi>
                </mrow>
                <mrow>
                  <mi>'</mi>
                </mrow>
              </msubsup>
            </mrow>
            <mo stretchy="false">⇔</mo>
            <msub>
              <mi>T</mi>
              <mrow>
                <mi>b</mi>
              </mrow>
            </msub>
            <mrow>
              <msub>
                <mi>v</mi>
                <mrow>
                  <mi>b</mi>
                </mrow>
              </msub>
              <mo stretchy="false">=</mo>
              <msubsup>
                <mi>v</mi>
                <mrow>
                  <mi>b</mi>
                </mrow>
                <mrow>
                  <mi>'</mi>
                </mrow>
              </msubsup>
            </mrow>
          </mrow>
        </mtd>
      </mtr>
      <mtr>
        <mtd>
          <mrow>
            <msup>
              <mi>B</mi>
              <mrow>
                <mrow>
                  <mo stretchy="false">−</mo>
                  <mn>1</mn>
                </mrow>
              </mrow>
            </msup>
            <msub>
              <mi mathvariant="italic">AT</mi>
              <mrow>
                <mi>a</mi>
              </mrow>
            </msub>
            <msup>
              <mi>A</mi>
              <mrow>
                <mrow>
                  <mo stretchy="false">−</mo>
                  <mn>1</mn>
                </mrow>
              </mrow>
            </msup>
            <mrow>
              <mi>B</mi>
              <mo stretchy="false">=</mo>
              <msub>
                <mi>T</mi>
                <mrow>
                  <mi>b</mi>
                </mrow>
              </msub>
            </mrow>
          </mrow>
        </mtd>
      </mtr>
      <mtr>
        <mtd>
          <mrow/>
        </mtd>
      </mtr>
      <mtr>
        <mtd>
          <mrow>
            <msub>
              <mi>v</mi>
              <mrow>
                <mi>a</mi>
              </mrow>
            </msub>
            <mo stretchy="false">⇒</mo>
            <mtext>coordinates of vector</mtext>
            <mover accent="true">
              <mi>v</mi>
              <mo stretchy="false">⃗</mo>
            </mover>
            <mtext>in basis A</mtext>
          </mrow>
        </mtd>
      </mtr>
      <mtr>
        <mtd>
          <mrow>
            <msup>
              <mrow>
                <msub>
                  <mi>v</mi>
                  <mrow>
                    <mi>a</mi>
                  </mrow>
                </msub>
              </mrow>
              <mrow>
                <mi>'</mi>
              </mrow>
            </msup>
            <mo stretchy="false">⇒</mo>
            <mtext>coordinates of vector</mtext>
            <msup>
              <mrow>
                <mover accent="true">
                  <mi>v</mi>
                  <mo stretchy="false">⃗</mo>
                </mover>
              </mrow>
              <mrow>
                <mi>'</mi>
              </mrow>
            </msup>
            <mtext>in basis A</mtext>
          </mrow>
        </mtd>
      </mtr>
      <mtr>
        <mtd>
          <mrow>
            <msub>
              <mi>v</mi>
              <mrow>
                <mi>b</mi>
              </mrow>
            </msub>
            <mo stretchy="false">⇒</mo>
            <mtext>coordinates of vector</mtext>
            <mover accent="true">
              <mi>v</mi>
              <mo stretchy="false">⃗</mo>
            </mover>
            <mtext>in basis B</mtext>
          </mrow>
        </mtd>
      </mtr>
      <mtr>
        <mtd>
          <mrow>
            <msup>
              <mrow>
                <msub>
                  <mi>v</mi>
                  <mrow>
                    <mi>b</mi>
                  </mrow>
                </msub>
              </mrow>
              <mrow>
                <mi>'</mi>
              </mrow>
            </msup>
            <mo stretchy="false">⇒</mo>
            <mtext>coordinates of vector</mtext>
            <msup>
              <mrow>
                <mover accent="true">
                  <mi>v</mi>
                  <mo stretchy="false">⃗</mo>
                </mover>
              </mrow>
              <mrow>
                <mi>'</mi>
              </mrow>
            </msup>
            <mtext>in basis B</mtext>
          </mrow>
        </mtd>
      </mtr>
      <mtr>
        <mtd>
          <mrow>
            <msub>
              <mi>T</mi>
              <mrow>
                <mi>a</mi>
              </mrow>
            </msub>
            <mo stretchy="false">⇒</mo>
            <mtext>transformation matrix</mtext>
            <mi>T</mi>
            <mtext>in basis A</mtext>
          </mrow>
        </mtd>
      </mtr>
      <mtr>
        <mtd>
          <mrow>
            <msub>
              <mi>T</mi>
              <mrow>
                <mi>b</mi>
              </mrow>
            </msub>
            <mo stretchy="false">⇒</mo>
            <mtext>transformation matrix</mtext>
            <mi>T</mi>
            <mtext>in basis B</mtext>
          </mrow>
        </mtd>
      </mtr>
      <mtr>
        <mtd>
          <mrow/>
        </mtd>
      </mtr>
    </mtable>
    <annotation encoding="StarMath 5.0">T_{a} v_{a} = v^{'}_{a} dlrarrow
T_{b} v_{b} = v^{'}_{b} newline
T_{a} A^{-1}Bv_{b} = A^{-1}Bv^{'}_{b} dlrarrow T_{b} v_{b} = v^{'}_{b} newline
B^{-1}AT_{a} A^{-1}Bv_{b} = v^{'}_{b} dlrarrow T_{b} v_{b} = v^{'}_{b} newline
B^{-1}AT_{a} A^{-1}B=T_{b} newline
newline

v_{a} drarrow "coordinates of vector" vec v "in basis A" newline
{v_{a}}^{'} drarrow "coordinates of vector" {vec v}^{'} "in basis A" newline
v_{b} drarrow "coordinates of vector" vec v "in basis B" newline
{v_{b}}^{'} drarrow "coordinates of vector" {vec v}^{'} "in basis B" newline
T_{a} drarrow "transformation matrix" T "in basis A" newline
T_{b} drarrow "transformation matrix" T "in basis B" newline
</annotation>
  </semantics>
</math>
</file>

<file path=Object 31/content.xml><?xml version="1.0" encoding="utf-8"?>
<math xmlns="http://www.w3.org/1998/Math/MathML">
  <semantics>
    <mtable>
      <mtr>
        <mtd>
          <mrow>
            <msup>
              <mi>B</mi>
              <mrow>
                <mrow>
                  <mo stretchy="false">−</mo>
                  <mn>1</mn>
                </mrow>
              </mrow>
            </msup>
            <mrow>
              <msub>
                <mi mathvariant="italic">Av</mi>
                <mrow>
                  <mi>a</mi>
                </mrow>
              </msub>
              <mo stretchy="false">=</mo>
              <msub>
                <mi>v</mi>
                <mrow>
                  <mi>b</mi>
                </mrow>
              </msub>
            </mrow>
          </mrow>
        </mtd>
      </mtr>
      <mtr>
        <mtd>
          <mrow>
            <mrow>
              <msub>
                <mi>v</mi>
                <mrow>
                  <mi>a</mi>
                </mrow>
              </msub>
              <mo stretchy="false">=</mo>
              <msup>
                <mi>A</mi>
                <mrow>
                  <mrow>
                    <mo stretchy="false">−</mo>
                    <mn>1</mn>
                  </mrow>
                </mrow>
              </msup>
            </mrow>
            <msub>
              <mi mathvariant="italic">Bv</mi>
              <mrow>
                <mi>b</mi>
              </mrow>
            </msub>
          </mrow>
        </mtd>
      </mtr>
    </mtable>
    <annotation encoding="StarMath 5.0">
B^{-1}Av_{a} = v_{b} newline

v_{a} = A^{-1}Bv_{b}



</annotation>
  </semantics>
</math>
</file>

<file path=Object 32/content.xml><?xml version="1.0" encoding="utf-8"?>
<math xmlns="http://www.w3.org/1998/Math/MathML">
  <semantics>
    <mrow>
      <mi mathvariant="italic">det</mi>
      <mrow>
        <mi>A</mi>
        <mo stretchy="false">=</mo>
        <mn>1</mn>
      </mrow>
      <mo stretchy="false">⇒</mo>
      <mrow>
        <msup>
          <mi>A</mi>
          <mrow>
            <mo stretchy="false">−</mo>
            <mn>1</mn>
          </mrow>
        </msup>
        <mo stretchy="false">=</mo>
        <msup>
          <mi>A</mi>
          <mi>T</mi>
        </msup>
      </mrow>
    </mrow>
    <annotation encoding="StarMath 5.0">det A = 1 drarrow
A^-1=A^T</annotation>
  </semantics>
</math>
</file>

<file path=Object 33/content.xml><?xml version="1.0" encoding="utf-8"?>
<math xmlns="http://www.w3.org/1998/Math/MathML">
  <semantics>
    <mrow>
      <mrow>
        <msup>
          <mrow>
            <mo stretchy="false">(</mo>
            <mrow>
              <mi mathvariant="italic">AB</mi>
            </mrow>
            <mo stretchy="false">)</mo>
          </mrow>
          <mrow>
            <mrow>
              <mo stretchy="false">−</mo>
              <mn>1</mn>
            </mrow>
          </mrow>
        </msup>
        <mo stretchy="false">=</mo>
        <msup>
          <mi>B</mi>
          <mrow>
            <mrow>
              <mo stretchy="false">−</mo>
              <mn>1</mn>
            </mrow>
          </mrow>
        </msup>
      </mrow>
      <msup>
        <mi>A</mi>
        <mrow>
          <mrow>
            <mo stretchy="false">−</mo>
            <mn>1</mn>
          </mrow>
        </mrow>
      </msup>
    </mrow>
    <annotation encoding="StarMath 5.0">(AB)^{-1} = B^{-1}A^{-1}</annotation>
  </semantics>
</math>
</file>

<file path=Object 34/content.xml><?xml version="1.0" encoding="utf-8"?>
<math xmlns="http://www.w3.org/1998/Math/MathML">
  <semantics>
    <mrow>
      <mrow>
        <mover accent="true">
          <mi>r</mi>
          <mo stretchy="false">⃗</mo>
        </mover>
        <mo stretchy="false">=</mo>
        <mrow>
          <mover accent="true">
            <mi>r</mi>
            <mo stretchy="false">⃗</mo>
          </mover>
          <mo stretchy="false">+</mo>
          <mover accent="true">
            <mi>v</mi>
            <mo stretchy="false">⃗</mo>
          </mover>
        </mrow>
      </mrow>
      <mrow>
        <mi>t</mi>
        <mo stretchy="false">=</mo>
        <mrow>
          <mover accent="true">
            <mi>r</mi>
            <mo stretchy="false">⃗</mo>
          </mover>
          <mo stretchy="false">+</mo>
          <msub>
            <mi>V</mi>
            <mrow>
              <mi>i</mi>
            </mrow>
          </msub>
        </mrow>
      </mrow>
      <mover accent="true">
        <mi>r</mi>
        <mo stretchy="false">⃗</mo>
      </mover>
      <mrow>
        <mi>t</mi>
        <mo stretchy="false">=</mo>
        <mover accent="true">
          <mi>r</mi>
          <mo stretchy="false">⃗</mo>
        </mover>
      </mrow>
      <mrow>
        <mo stretchy="false">(</mo>
        <mrow>
          <mrow>
            <mi>I</mi>
            <mo stretchy="false">+</mo>
            <msub>
              <mi>V</mi>
              <mrow>
                <mi>i</mi>
              </mrow>
            </msub>
          </mrow>
          <mi>t</mi>
        </mrow>
        <mo stretchy="false">)</mo>
      </mrow>
    </mrow>
    <annotation encoding="StarMath 5.0">vec r = vec r + vec v t= vec r + V_{i} vec r t= vec r (I + V_{i} t)</annotation>
  </semantics>
</math>
</file>

<file path=Object 35/content.xml><?xml version="1.0" encoding="utf-8"?>
<math xmlns="http://www.w3.org/1998/Math/MathML">
  <semantics>
    <mtable>
      <mtr>
        <mtd>
          <mrow>
            <mrow>
              <mover accent="true">
                <mi>r</mi>
                <mo stretchy="false">⃗</mo>
              </mover>
              <mo stretchy="false">=</mo>
              <mrow>
                <mrow>
                  <msub>
                    <mrow>
                      <mover accent="true">
                        <mi>r</mi>
                        <mo stretchy="false">⃗</mo>
                      </mover>
                    </mrow>
                    <mrow>
                      <mi mathvariant="italic">ab</mi>
                    </mrow>
                  </msub>
                  <mo stretchy="false">+</mo>
                  <msub>
                    <mrow>
                      <mover accent="true">
                        <mi>r</mi>
                        <mo stretchy="false">⃗</mo>
                      </mover>
                    </mrow>
                    <mrow>
                      <mi mathvariant="italic">bc</mi>
                    </mrow>
                  </msub>
                </mrow>
                <mo stretchy="false">+</mo>
                <msub>
                  <mrow>
                    <mover accent="true">
                      <mi>r</mi>
                      <mo stretchy="false">⃗</mo>
                    </mover>
                  </mrow>
                  <mrow>
                    <mi mathvariant="italic">cd</mi>
                  </mrow>
                </msub>
              </mrow>
            </mrow>
          </mrow>
        </mtd>
      </mtr>
      <mtr>
        <mtd>
          <mrow>
            <mover accent="true">
              <mi>r</mi>
              <mo stretchy="false">⃗</mo>
            </mover>
            <mo stretchy="false">⇒</mo>
            <mtext>position vector</mtext>
          </mrow>
        </mtd>
      </mtr>
      <mtr>
        <mtd>
          <mrow>
            <msub>
              <mrow>
                <mover accent="true">
                  <mi>r</mi>
                  <mo stretchy="false">⃗</mo>
                </mover>
              </mrow>
              <mrow>
                <mi mathvariant="italic">ab</mi>
              </mrow>
            </msub>
            <mo stretchy="false">⇒</mo>
            <mtext>relative position of basis B</mtext>
          </mrow>
        </mtd>
      </mtr>
      <mtr>
        <mtd>
          <mrow>
            <msub>
              <mrow>
                <mover accent="true">
                  <mi>r</mi>
                  <mo stretchy="false">⃗</mo>
                </mover>
              </mrow>
              <mrow>
                <mi mathvariant="italic">bc</mi>
              </mrow>
            </msub>
            <mo stretchy="false">⇒</mo>
            <mtext>relative position of basis C</mtext>
          </mrow>
        </mtd>
      </mtr>
      <mtr>
        <mtd>
          <mrow>
            <msub>
              <mrow>
                <mover accent="true">
                  <mi>r</mi>
                  <mo stretchy="false">⃗</mo>
                </mover>
              </mrow>
              <mrow>
                <mi mathvariant="italic">cd</mi>
              </mrow>
            </msub>
            <mo stretchy="false">⇒</mo>
            <mtext>relative position in basis C</mtext>
          </mrow>
        </mtd>
      </mtr>
      <mtr>
        <mtd>
          <mrow/>
        </mtd>
      </mtr>
    </mtable>
    <annotation encoding="StarMath 5.0">vec r = {vec r}_{ab} + {vec r}_{bc} + {vec r}_{cd} newline

vec r drarrow "position vector" newline
{vec r}_{ab} drarrow "relative position of basis B" newline
{vec r}_{bc} drarrow "relative position of basis C" newline
{vec r}_{cd} drarrow "relative position in basis C" newline

</annotation>
  </semantics>
</math>
</file>

<file path=Object 36/content.xml><?xml version="1.0" encoding="utf-8"?>
<math xmlns="http://www.w3.org/1998/Math/MathML">
  <semantics>
    <mtable>
      <mtr>
        <mtd>
          <mrow>
            <mrow>
              <mfrac>
                <mrow>
                  <mi>d</mi>
                  <mover accent="true">
                    <mi>r</mi>
                    <mo stretchy="false">⃗</mo>
                  </mover>
                </mrow>
                <mrow>
                  <mi mathvariant="italic">dt</mi>
                </mrow>
              </mfrac>
              <mo stretchy="false">=</mo>
              <mrow>
                <mrow>
                  <mfrac>
                    <mrow>
                      <mi>d</mi>
                      <mover accent="true">
                        <msub>
                          <mi>r</mi>
                          <mrow>
                            <mi mathvariant="italic">ab</mi>
                          </mrow>
                        </msub>
                        <mo stretchy="false">⃗</mo>
                      </mover>
                    </mrow>
                    <mrow>
                      <mi mathvariant="italic">dt</mi>
                    </mrow>
                  </mfrac>
                  <mo stretchy="false">+</mo>
                  <mfrac>
                    <mrow>
                      <mi>d</mi>
                      <mover accent="true">
                        <msub>
                          <mi>r</mi>
                          <mrow>
                            <mi mathvariant="italic">bc</mi>
                          </mrow>
                        </msub>
                        <mo stretchy="false">⃗</mo>
                      </mover>
                    </mrow>
                    <mrow>
                      <mi mathvariant="italic">dt</mi>
                    </mrow>
                  </mfrac>
                </mrow>
                <mo stretchy="false">+</mo>
                <mfrac>
                  <mrow>
                    <mi>d</mi>
                    <mover accent="true">
                      <msub>
                        <mi>r</mi>
                        <mrow>
                          <mi mathvariant="italic">cd</mi>
                        </mrow>
                      </msub>
                      <mo stretchy="false">⃗</mo>
                    </mover>
                  </mrow>
                  <mrow>
                    <mi mathvariant="italic">dt</mi>
                  </mrow>
                </mfrac>
              </mrow>
            </mrow>
          </mrow>
        </mtd>
      </mtr>
      <mtr>
        <mtd>
          <mrow>
            <mrow>
              <mover accent="true">
                <msub>
                  <mi>r</mi>
                  <mrow>
                    <mi mathvariant="italic">bc</mi>
                  </mrow>
                </msub>
                <mo stretchy="false">⃗</mo>
              </mover>
              <mo stretchy="false">=</mo>
              <mrow>
                <mrow>
                  <munder>
                    <mo stretchy="false">∑</mo>
                    <mi>i</mi>
                  </munder>
                  <msub>
                    <mrow>
                      <msub>
                        <mi>r</mi>
                        <mrow>
                          <mi>c</mi>
                        </mrow>
                      </msub>
                    </mrow>
                    <mrow>
                      <mi>i</mi>
                    </mrow>
                  </msub>
                </mrow>
                <mo stretchy="false">×</mo>
                <msub>
                  <mrow>
                    <mover accent="true">
                      <mi>u</mi>
                      <mo stretchy="false">⃗</mo>
                    </mover>
                  </mrow>
                  <mrow>
                    <mi mathvariant="italic">bi</mi>
                  </mrow>
                </msub>
              </mrow>
            </mrow>
          </mrow>
        </mtd>
      </mtr>
      <mtr>
        <mtd>
          <mrow>
            <mrow>
              <mfrac>
                <mrow>
                  <mi>d</mi>
                  <mover accent="true">
                    <msub>
                      <mi>r</mi>
                      <mrow>
                        <mi mathvariant="italic">bc</mi>
                      </mrow>
                    </msub>
                    <mo stretchy="false">⃗</mo>
                  </mover>
                </mrow>
                <mrow>
                  <mi mathvariant="italic">dt</mi>
                </mrow>
              </mfrac>
              <mo stretchy="false">=</mo>
              <mrow>
                <mrow>
                  <mrow>
                    <munder>
                      <mo stretchy="false">∑</mo>
                      <mi>i</mi>
                    </munder>
                    <mrow>
                      <mfrac>
                        <mrow>
                          <mi>d</mi>
                          <msub>
                            <mi>r</mi>
                            <mrow>
                              <mi mathvariant="italic">ci</mi>
                            </mrow>
                          </msub>
                        </mrow>
                        <mrow>
                          <mi mathvariant="italic">dt</mi>
                        </mrow>
                      </mfrac>
                    </mrow>
                  </mrow>
                  <mo stretchy="false">×</mo>
                  <msub>
                    <mrow>
                      <mover accent="true">
                        <mi>u</mi>
                        <mo stretchy="false">⃗</mo>
                      </mover>
                    </mrow>
                    <mrow>
                      <mi mathvariant="italic">bi</mi>
                    </mrow>
                  </msub>
                </mrow>
                <mo stretchy="false">+</mo>
                <mrow>
                  <munder>
                    <mo stretchy="false">∑</mo>
                    <mi>i</mi>
                  </munder>
                  <mrow>
                    <mrow>
                      <msub>
                        <mrow>
                          <mi>r</mi>
                        </mrow>
                        <mrow>
                          <mi mathvariant="italic">ci</mi>
                        </mrow>
                      </msub>
                      <mo stretchy="false">×</mo>
                      <mrow>
                        <mfrac>
                          <mrow>
                            <mi>d</mi>
                            <mover accent="true">
                              <msub>
                                <mi>u</mi>
                                <mrow>
                                  <mi mathvariant="italic">bi</mi>
                                </mrow>
                              </msub>
                              <mo stretchy="false">⃗</mo>
                            </mover>
                          </mrow>
                          <mrow>
                            <mi mathvariant="italic">dt</mi>
                          </mrow>
                        </mfrac>
                      </mrow>
                    </mrow>
                  </mrow>
                </mrow>
              </mrow>
            </mrow>
          </mrow>
        </mtd>
      </mtr>
      <mtr>
        <mtd>
          <mrow/>
        </mtd>
      </mtr>
    </mtable>
    <annotation encoding="StarMath 5.0">{d vec r} over {dt} = {d vec r_{ab}} over {dt} + {d vec r_{bc}} over {dt} + {d vec r_{cd}} over {dt} newline

vec r_{bc} = sum from i {r_{c}}_{i} times {vec u}_{bi} newline

{d vec r_{bc}} over {dt} = sum from i {{d r_{ci}} over {dt}} times {vec u}_{bi} + sum from i {{r}_{ci} times {{d vec u_{bi}} over {dt}}} newline
 </annotation>
  </semantics>
</math>
</file>

<file path=Object 37/content.xml><?xml version="1.0" encoding="utf-8"?>
<math xmlns="http://www.w3.org/1998/Math/MathML">
  <semantics>
    <mrow>
      <mrow>
        <mfrac>
          <mrow>
            <mi>d</mi>
            <mover accent="true">
              <msub>
                <mi>u</mi>
                <mrow>
                  <mi mathvariant="italic">ci</mi>
                </mrow>
              </msub>
              <mo stretchy="false">⃗</mo>
            </mover>
          </mrow>
          <mi mathvariant="italic">dt</mi>
        </mfrac>
        <mo stretchy="false">=</mo>
        <mfrac>
          <mrow>
            <mi>d</mi>
            <mrow>
              <mrow>
                <mrow>
                  <munder>
                    <mo stretchy="false">∑</mo>
                    <mi>j</mi>
                  </munder>
                  <msub>
                    <mi>u</mi>
                    <mrow>
                      <mi mathvariant="italic">bij</mi>
                    </mrow>
                  </msub>
                </mrow>
                <mo stretchy="false">×</mo>
                <mover accent="true">
                  <msub>
                    <mi>u</mi>
                    <mrow>
                      <mi mathvariant="italic">bj</mi>
                    </mrow>
                  </msub>
                  <mo stretchy="false">⃗</mo>
                </mover>
              </mrow>
            </mrow>
          </mrow>
          <mrow>
            <mi mathvariant="italic">dt</mi>
          </mrow>
        </mfrac>
      </mrow>
    </mrow>
    <annotation encoding="StarMath 5.0">{d vec u_{ci}} over dt = {d {sum from j u_{bij} times vec u_{bj}}} over {dt}</annotation>
  </semantics>
</math>
</file>

<file path=Object 38/content.xml><?xml version="1.0" encoding="utf-8"?>
<math xmlns="http://www.w3.org/1998/Math/MathML" display="block">
  <semantics>
    <mtable>
      <mtr>
        <mtd>
          <mrow>
            <mrow>
              <mover accent="true">
                <msub>
                  <mi>e</mi>
                  <mi>x</mi>
                </msub>
                <mo stretchy="true">⃗</mo>
              </mover>
              <mo stretchy="false">=</mo>
              <msub>
                <mi>e</mi>
                <mi mathvariant="italic">xx</mi>
              </msub>
            </mrow>
            <mrow>
              <mover accent="true">
                <msub>
                  <mi>p</mi>
                  <mi>x</mi>
                </msub>
                <mo stretchy="true">⃗</mo>
              </mover>
              <mo stretchy="false">+</mo>
              <msub>
                <mi>e</mi>
                <mi mathvariant="italic">xy</mi>
              </msub>
            </mrow>
            <mrow>
              <mover accent="true">
                <msub>
                  <mi>p</mi>
                  <mi>y</mi>
                </msub>
                <mo stretchy="true">⃗</mo>
              </mover>
              <mo stretchy="false">+</mo>
              <msub>
                <mi>e</mi>
                <mi mathvariant="italic">xz</mi>
              </msub>
            </mrow>
            <mover accent="true">
              <msub>
                <mi>p</mi>
                <mi>z</mi>
              </msub>
              <mo stretchy="true">⃗</mo>
            </mover>
          </mrow>
        </mtd>
      </mtr>
      <mtr>
        <mtd>
          <mrow>
            <mrow>
              <mover accent="true">
                <msub>
                  <mi>e</mi>
                  <mi>y</mi>
                </msub>
                <mo stretchy="true">⃗</mo>
              </mover>
              <mo stretchy="false">=</mo>
              <msub>
                <mi>e</mi>
                <mi mathvariant="italic">yx</mi>
              </msub>
            </mrow>
            <mrow>
              <mover accent="true">
                <msub>
                  <mi>p</mi>
                  <mi>x</mi>
                </msub>
                <mo stretchy="true">⃗</mo>
              </mover>
              <mo stretchy="false">+</mo>
              <msub>
                <mi>e</mi>
                <mi mathvariant="italic">yy</mi>
              </msub>
            </mrow>
            <mrow>
              <mover accent="true">
                <msub>
                  <mi>p</mi>
                  <mi>y</mi>
                </msub>
                <mo stretchy="true">⃗</mo>
              </mover>
              <mo stretchy="false">+</mo>
              <msub>
                <mi>e</mi>
                <mi mathvariant="italic">yz</mi>
              </msub>
            </mrow>
            <mover accent="true">
              <msub>
                <mi>p</mi>
                <mi>z</mi>
              </msub>
              <mo stretchy="true">⃗</mo>
            </mover>
          </mrow>
        </mtd>
      </mtr>
      <mtr>
        <mtd>
          <mrow>
            <mrow>
              <mover accent="true">
                <msub>
                  <mi>e</mi>
                  <mi>z</mi>
                </msub>
                <mo stretchy="true">⃗</mo>
              </mover>
              <mo stretchy="false">=</mo>
              <msub>
                <mi>e</mi>
                <mi mathvariant="italic">zx</mi>
              </msub>
            </mrow>
            <mrow>
              <mover accent="true">
                <msub>
                  <mi>p</mi>
                  <mi>x</mi>
                </msub>
                <mo stretchy="true">⃗</mo>
              </mover>
              <mo stretchy="false">+</mo>
              <msub>
                <mi>e</mi>
                <mi mathvariant="italic">zy</mi>
              </msub>
            </mrow>
            <mrow>
              <mover accent="true">
                <msub>
                  <mi>p</mi>
                  <mi>y</mi>
                </msub>
                <mo stretchy="true">⃗</mo>
              </mover>
              <mo stretchy="false">+</mo>
              <msub>
                <mi>e</mi>
                <mi mathvariant="italic">zz</mi>
              </msub>
            </mrow>
            <mover accent="true">
              <msub>
                <mi>p</mi>
                <mi>z</mi>
              </msub>
              <mo stretchy="true">⃗</mo>
            </mover>
          </mrow>
        </mtd>
      </mtr>
      <mtr>
        <mtd>
          <mrow>
            <mo fence="true" stretchy="true">[</mo>
            <mrow>
              <mtable>
                <mtr>
                  <mtd>
                    <msub>
                      <mi>e</mi>
                      <mi mathvariant="italic">xx</mi>
                    </msub>
                  </mtd>
                  <mtd>
                    <msub>
                      <mi>e</mi>
                      <mi mathvariant="italic">yx</mi>
                    </msub>
                  </mtd>
                  <mtd>
                    <msub>
                      <mi>e</mi>
                      <mi mathvariant="italic">zx</mi>
                    </msub>
                  </mtd>
                </mtr>
                <mtr>
                  <mtd>
                    <msub>
                      <mi>e</mi>
                      <mi mathvariant="italic">xy</mi>
                    </msub>
                  </mtd>
                  <mtd>
                    <msub>
                      <mi>e</mi>
                      <mi mathvariant="italic">yy</mi>
                    </msub>
                  </mtd>
                  <mtd>
                    <msub>
                      <mi>e</mi>
                      <mi mathvariant="italic">zy</mi>
                    </msub>
                  </mtd>
                </mtr>
                <mtr>
                  <mtd>
                    <msub>
                      <mi>e</mi>
                      <mi mathvariant="italic">xz</mi>
                    </msub>
                  </mtd>
                  <mtd>
                    <msub>
                      <mi>e</mi>
                      <mi mathvariant="italic">yz</mi>
                    </msub>
                  </mtd>
                  <mtd>
                    <msub>
                      <mi>e</mi>
                      <mi mathvariant="italic">zz</mi>
                    </msub>
                  </mtd>
                </mtr>
              </mtable>
            </mrow>
            <mo fence="true" stretchy="true">]</mo>
          </mrow>
        </mtd>
      </mtr>
    </mtable>
    <annotation encoding="StarMath 5.0">widevec {e_x} = e_xx widevec{p_x} +e_xy widevec{p_y} + e_xz widevec{p_z} newline

widevec {e_y} = e_yx widevec{p_x} +e_yy widevec{p_y} + e_yz widevec{p_z} newline

widevec {e_z} = e_zx widevec{p_x} +e_zy widevec{p_y} + e_zz widevec{p_z} newline

left [
matrix {
e_xx # e_yx # e_zx ##
e_xy # e_yy # e_zy ##
e_xz # e_yz # e_zz
} right ]
</annotation>
  </semantics>
</math>
</file>

<file path=Object 39/content.xml><?xml version="1.0" encoding="utf-8"?>
<math xmlns="http://www.w3.org/1998/Math/MathML" display="block">
  <semantics>
    <mtable>
      <mtr>
        <mtd>
          <mrow>
            <mrow>
              <mover accent="true">
                <msub>
                  <mi>p</mi>
                  <mi>x</mi>
                </msub>
                <mo stretchy="true">⃗</mo>
              </mover>
              <mo stretchy="false">=</mo>
              <msub>
                <mi>p</mi>
                <mi mathvariant="italic">xx</mi>
              </msub>
            </mrow>
            <mrow>
              <mover accent="true">
                <mi>x</mi>
                <mo stretchy="true">⃗</mo>
              </mover>
              <mo stretchy="false">+</mo>
              <msub>
                <mi>p</mi>
                <mi mathvariant="italic">xy</mi>
              </msub>
            </mrow>
            <mrow>
              <mover accent="true">
                <mi>y</mi>
                <mo stretchy="true">⃗</mo>
              </mover>
              <mo stretchy="false">+</mo>
              <msub>
                <mi>p</mi>
                <mi mathvariant="italic">xz</mi>
              </msub>
            </mrow>
            <mover accent="true">
              <mi>z</mi>
              <mo stretchy="true">⃗</mo>
            </mover>
          </mrow>
        </mtd>
      </mtr>
      <mtr>
        <mtd>
          <mrow>
            <mrow>
              <mover accent="true">
                <msub>
                  <mi>p</mi>
                  <mi>y</mi>
                </msub>
                <mo stretchy="true">⃗</mo>
              </mover>
              <mo stretchy="false">=</mo>
              <msub>
                <mi>p</mi>
                <mi mathvariant="italic">yx</mi>
              </msub>
            </mrow>
            <mrow>
              <mover accent="true">
                <mi>x</mi>
                <mo stretchy="true">⃗</mo>
              </mover>
              <mo stretchy="false">+</mo>
              <msub>
                <mi>p</mi>
                <mi mathvariant="italic">yy</mi>
              </msub>
            </mrow>
            <mrow>
              <mover accent="true">
                <mi>y</mi>
                <mo stretchy="true">⃗</mo>
              </mover>
              <mo stretchy="false">+</mo>
              <msub>
                <mi>p</mi>
                <mi mathvariant="italic">yz</mi>
              </msub>
            </mrow>
            <mover accent="true">
              <mi>z</mi>
              <mo stretchy="true">⃗</mo>
            </mover>
          </mrow>
        </mtd>
      </mtr>
      <mtr>
        <mtd>
          <mrow>
            <mrow>
              <mover accent="true">
                <msub>
                  <mi>p</mi>
                  <mi>z</mi>
                </msub>
                <mo stretchy="true">⃗</mo>
              </mover>
              <mo stretchy="false">=</mo>
              <msub>
                <mi>p</mi>
                <mi mathvariant="italic">zx</mi>
              </msub>
            </mrow>
            <mrow>
              <mover accent="true">
                <mi>x</mi>
                <mo stretchy="true">⃗</mo>
              </mover>
              <mo stretchy="false">+</mo>
              <msub>
                <mi>p</mi>
                <mi mathvariant="italic">zy</mi>
              </msub>
            </mrow>
            <mrow>
              <mover accent="true">
                <mi>y</mi>
                <mo stretchy="true">⃗</mo>
              </mover>
              <mo stretchy="false">+</mo>
              <msub>
                <mi>p</mi>
                <mi mathvariant="italic">zz</mi>
              </msub>
            </mrow>
            <mover accent="true">
              <mi>z</mi>
              <mo stretchy="true">⃗</mo>
            </mover>
          </mrow>
        </mtd>
      </mtr>
      <mtr>
        <mtd>
          <mrow>
            <mo fence="true" stretchy="true">[</mo>
            <mrow>
              <mtable>
                <mtr>
                  <mtd>
                    <msub>
                      <mi>p</mi>
                      <mi mathvariant="italic">xx</mi>
                    </msub>
                  </mtd>
                  <mtd>
                    <msub>
                      <mi>p</mi>
                      <mi mathvariant="italic">yx</mi>
                    </msub>
                  </mtd>
                  <mtd>
                    <msub>
                      <mi>p</mi>
                      <mi mathvariant="italic">zx</mi>
                    </msub>
                  </mtd>
                </mtr>
                <mtr>
                  <mtd>
                    <msub>
                      <mi>p</mi>
                      <mi mathvariant="italic">xy</mi>
                    </msub>
                  </mtd>
                  <mtd>
                    <msub>
                      <mi>p</mi>
                      <mi mathvariant="italic">yy</mi>
                    </msub>
                  </mtd>
                  <mtd>
                    <msub>
                      <mi>p</mi>
                      <mi mathvariant="italic">zy</mi>
                    </msub>
                  </mtd>
                </mtr>
                <mtr>
                  <mtd>
                    <msub>
                      <mi>p</mi>
                      <mi mathvariant="italic">xz</mi>
                    </msub>
                  </mtd>
                  <mtd>
                    <msub>
                      <mi>p</mi>
                      <mi mathvariant="italic">yz</mi>
                    </msub>
                  </mtd>
                  <mtd>
                    <msub>
                      <mi>p</mi>
                      <mi mathvariant="italic">zz</mi>
                    </msub>
                  </mtd>
                </mtr>
              </mtable>
            </mrow>
            <mo fence="true" stretchy="true">]</mo>
          </mrow>
        </mtd>
      </mtr>
    </mtable>
    <annotation encoding="StarMath 5.0">widevec {p_x} = p_xx widevec{x} + p_xy widevec{y} + p_xz widevec{z} newline

widevec {p_y} = p_yx widevec{x} + p_yy widevec{y} + p_yz widevec{z} newline

widevec {p_z} = p_zx widevec{x} + p_zy widevec{y} + p_zz widevec{z} newline

left [
matrix {
p_xx # p_yx # p_zx ##
p_xy # p_yy # p_zy ##
p_xz # p_yz # p_zz
} right ]
</annotation>
  </semantics>
</math>
</file>

<file path=Object 4/content.xml><?xml version="1.0" encoding="utf-8"?>
<math xmlns="http://www.w3.org/1998/Math/MathML">
  <semantics>
    <mrow>
      <mrow>
        <mrow>
          <mrow>
            <mover accent="true">
              <msub>
                <mi>R</mi>
                <mrow>
                  <mi>c</mi>
                </mrow>
              </msub>
              <mo stretchy="false">⃗</mo>
            </mover>
            <mo stretchy="false">=</mo>
            <mfrac>
              <mrow>
                <mrow>
                  <munder>
                    <mo stretchy="false">∑</mo>
                    <mrow>
                      <mi>i</mi>
                    </mrow>
                  </munder>
                  <msub>
                    <mi>m</mi>
                    <mrow>
                      <mi>i</mi>
                    </mrow>
                  </msub>
                </mrow>
                <mover accent="true">
                  <msub>
                    <mi>r</mi>
                    <mrow>
                      <mi>i</mi>
                    </mrow>
                  </msub>
                  <mo stretchy="false">⃗</mo>
                </mover>
              </mrow>
              <mi>M</mi>
            </mfrac>
          </mrow>
          <mo stretchy="false">=</mo>
          <mfrac>
            <mrow>
              <mrow>
                <munder>
                  <mo stretchy="false">∑</mo>
                  <mrow>
                    <mi>i</mi>
                  </mrow>
                </munder>
                <msub>
                  <mi>m</mi>
                  <mrow>
                    <mi>i</mi>
                  </mrow>
                </msub>
              </mrow>
              <mrow>
                <mo stretchy="false">(</mo>
                <mrow>
                  <mrow>
                    <mover accent="true">
                      <mi>R</mi>
                      <mo stretchy="false">⃗</mo>
                    </mover>
                    <mo stretchy="false">+</mo>
                    <msup>
                      <mrow>
                        <mover accent="true">
                          <msub>
                            <mi>r</mi>
                            <mrow>
                              <mi>i</mi>
                            </mrow>
                          </msub>
                          <mo stretchy="false">⃗</mo>
                        </mover>
                      </mrow>
                      <mrow>
                        <mi>'</mi>
                      </mrow>
                    </msup>
                  </mrow>
                </mrow>
                <mo stretchy="false">)</mo>
              </mrow>
            </mrow>
            <mi>M</mi>
          </mfrac>
        </mrow>
        <mo stretchy="false">=</mo>
        <mrow>
          <mover accent="true">
            <mi>R</mi>
            <mo stretchy="false">⃗</mo>
          </mover>
          <mo stretchy="false">+</mo>
          <mfrac>
            <mrow>
              <mrow>
                <munder>
                  <mo stretchy="false">∑</mo>
                  <mrow>
                    <mi>i</mi>
                  </mrow>
                </munder>
                <msub>
                  <mi>m</mi>
                  <mrow>
                    <mi>i</mi>
                  </mrow>
                </msub>
              </mrow>
              <msup>
                <mrow>
                  <mover accent="true">
                    <msub>
                      <mi>r</mi>
                      <mrow>
                        <mi>i</mi>
                      </mrow>
                    </msub>
                    <mo stretchy="false">⃗</mo>
                  </mover>
                </mrow>
                <mrow>
                  <mi>'</mi>
                </mrow>
              </msup>
            </mrow>
            <mi>M</mi>
          </mfrac>
        </mrow>
      </mrow>
    </mrow>
    <annotation encoding="StarMath 5.0">vec R_{c} = {sum from{i} m_{i} vec r_{i}} over M
= {sum from{i} m_{i} (vec R + {vec r_{i}}^{'})} over M
= vec R + {sum from{i} m_{i} {vec r_{i}}^{'}} over M</annotation>
  </semantics>
</math>
</file>

<file path=Object 40/content.xml><?xml version="1.0" encoding="utf-8"?>
<math xmlns="http://www.w3.org/1998/Math/MathML" display="block">
  <semantics>
    <mrow>
      <mrow>
        <mo fence="true" stretchy="true">[</mo>
        <mrow>
          <mtable>
            <mtr>
              <mtd>
                <msub>
                  <mi>p</mi>
                  <mi mathvariant="italic">xx</mi>
                </msub>
              </mtd>
              <mtd>
                <msub>
                  <mi>p</mi>
                  <mi mathvariant="italic">yx</mi>
                </msub>
              </mtd>
              <mtd>
                <msub>
                  <mi>p</mi>
                  <mi mathvariant="italic">zx</mi>
                </msub>
              </mtd>
            </mtr>
            <mtr>
              <mtd>
                <msub>
                  <mi>p</mi>
                  <mi mathvariant="italic">xy</mi>
                </msub>
              </mtd>
              <mtd>
                <msub>
                  <mi>p</mi>
                  <mi mathvariant="italic">yy</mi>
                </msub>
              </mtd>
              <mtd>
                <msub>
                  <mi>p</mi>
                  <mi mathvariant="italic">zy</mi>
                </msub>
              </mtd>
            </mtr>
            <mtr>
              <mtd>
                <msub>
                  <mi>p</mi>
                  <mi mathvariant="italic">xz</mi>
                </msub>
              </mtd>
              <mtd>
                <msub>
                  <mi>p</mi>
                  <mi mathvariant="italic">yz</mi>
                </msub>
              </mtd>
              <mtd>
                <msub>
                  <mi>p</mi>
                  <mi mathvariant="italic">zz</mi>
                </msub>
              </mtd>
            </mtr>
          </mtable>
        </mrow>
        <mo fence="true" stretchy="true">]</mo>
      </mrow>
      <mrow>
        <mo fence="true" stretchy="true">[</mo>
        <mrow>
          <mtable>
            <mtr>
              <mtd>
                <msub>
                  <mi>e</mi>
                  <mi mathvariant="italic">xx</mi>
                </msub>
              </mtd>
              <mtd>
                <msub>
                  <mi>e</mi>
                  <mi mathvariant="italic">yx</mi>
                </msub>
              </mtd>
              <mtd>
                <msub>
                  <mi>e</mi>
                  <mi mathvariant="italic">zx</mi>
                </msub>
              </mtd>
            </mtr>
            <mtr>
              <mtd>
                <msub>
                  <mi>e</mi>
                  <mi mathvariant="italic">xy</mi>
                </msub>
              </mtd>
              <mtd>
                <msub>
                  <mi>e</mi>
                  <mi mathvariant="italic">yy</mi>
                </msub>
              </mtd>
              <mtd>
                <msub>
                  <mi>e</mi>
                  <mi mathvariant="italic">zy</mi>
                </msub>
              </mtd>
            </mtr>
            <mtr>
              <mtd>
                <msub>
                  <mi>e</mi>
                  <mi mathvariant="italic">xz</mi>
                </msub>
              </mtd>
              <mtd>
                <msub>
                  <mi>e</mi>
                  <mi mathvariant="italic">yz</mi>
                </msub>
              </mtd>
              <mtd>
                <msub>
                  <mi>e</mi>
                  <mi mathvariant="italic">zz</mi>
                </msub>
              </mtd>
            </mtr>
          </mtable>
        </mrow>
        <mo fence="true" stretchy="true">]</mo>
      </mrow>
    </mrow>
    <annotation encoding="StarMath 5.0">
left [
matrix {
p_xx # p_yx # p_zx ##
p_xy # p_yy # p_zy ##
p_xz # p_yz # p_zz
} right ]

left [
matrix {
e_xx # e_yx # e_zx ##
e_xy # e_yy # e_zy ##
e_xz # e_yz # e_zz
} right ]
</annotation>
  </semantics>
</math>
</file>

<file path=Object 5/content.xml><?xml version="1.0" encoding="utf-8"?>
<math xmlns="http://www.w3.org/1998/Math/MathML">
  <semantics>
    <mrow>
      <mrow>
        <mover accent="true">
          <msub>
            <mi>v</mi>
            <mrow>
              <mi>i</mi>
            </mrow>
          </msub>
          <mo stretchy="false">⃗</mo>
        </mover>
        <mo stretchy="false">=</mo>
        <mrow>
          <mover accent="true">
            <mi>V</mi>
            <mo stretchy="false">⃗</mo>
          </mover>
          <mo stretchy="false">+</mo>
          <msup>
            <mrow>
              <mover accent="true">
                <msub>
                  <mi>v</mi>
                  <mrow>
                    <mi>i</mi>
                  </mrow>
                </msub>
                <mo stretchy="false">⃗</mo>
              </mover>
            </mrow>
            <mrow>
              <mi>'</mi>
            </mrow>
          </msup>
        </mrow>
      </mrow>
    </mrow>
    <annotation encoding="StarMath 5.0">vec v_{i} = vec V + {vec v_{i}}^{'}</annotation>
  </semantics>
</math>
</file>

<file path=Object 6/content.xml><?xml version="1.0" encoding="utf-8"?>
<math xmlns="http://www.w3.org/1998/Math/MathML">
  <semantics>
    <mrow>
      <mrow>
        <mi>M</mi>
        <mo stretchy="false">=</mo>
        <mrow>
          <munder>
            <mo stretchy="false">∑</mo>
            <mrow>
              <mi>i</mi>
            </mrow>
          </munder>
          <msub>
            <mi>m</mi>
            <mrow>
              <mi>i</mi>
            </mrow>
          </msub>
        </mrow>
      </mrow>
    </mrow>
    <annotation encoding="StarMath 5.0">M = sum from{i} m_{i}</annotation>
  </semantics>
</math>
</file>

<file path=Object 7/content.xml><?xml version="1.0" encoding="utf-8"?>
<math xmlns="http://www.w3.org/1998/Math/MathML">
  <semantics>
    <mrow>
      <mrow>
        <mfrac>
          <mrow>
            <mrow>
              <munder>
                <mo stretchy="false">∑</mo>
                <mrow>
                  <mi>i</mi>
                </mrow>
              </munder>
              <msub>
                <mi>m</mi>
                <mrow>
                  <mi>i</mi>
                </mrow>
              </msub>
            </mrow>
            <msup>
              <mrow>
                <mover accent="true">
                  <msub>
                    <mi>r</mi>
                    <mrow>
                      <mi>i</mi>
                    </mrow>
                  </msub>
                  <mo stretchy="false">⃗</mo>
                </mover>
              </mrow>
              <mrow>
                <mi>'</mi>
              </mrow>
            </msup>
          </mrow>
          <mi>M</mi>
        </mfrac>
        <mo stretchy="false">=</mo>
        <mn>0</mn>
      </mrow>
      <mo stretchy="false">⇔</mo>
      <mrow>
        <mrow>
          <mrow>
            <munder>
              <mo stretchy="false">∑</mo>
              <mrow>
                <mi>i</mi>
              </mrow>
            </munder>
            <msub>
              <mi>m</mi>
              <mrow>
                <mi>i</mi>
              </mrow>
            </msub>
          </mrow>
          <msup>
            <mrow>
              <mover accent="true">
                <msub>
                  <mi>r</mi>
                  <mrow>
                    <mi>i</mi>
                  </mrow>
                </msub>
                <mo stretchy="false">⃗</mo>
              </mover>
            </mrow>
            <mrow>
              <mi>'</mi>
            </mrow>
          </msup>
        </mrow>
        <mo stretchy="false">=</mo>
        <mn>0</mn>
      </mrow>
    </mrow>
    <annotation encoding="StarMath 5.0">{sum from{i} m_{i} {vec r_{i}}^{'}} over M = 0 dlrarrow
{sum from{i} m_{i} {vec r_{i}}^{'}} = 0</annotation>
  </semantics>
</math>
</file>

<file path=Object 8/content.xml><?xml version="1.0" encoding="utf-8"?>
<math xmlns="http://www.w3.org/1998/Math/MathML">
  <semantics>
    <mrow>
      <mrow>
        <mover accent="true">
          <mi>R</mi>
          <mo stretchy="false">⃗</mo>
        </mover>
        <mo stretchy="false">=</mo>
        <mover accent="true">
          <msub>
            <mi>R</mi>
            <mrow>
              <mi>c</mi>
            </mrow>
          </msub>
          <mo stretchy="false">⃗</mo>
        </mover>
      </mrow>
    </mrow>
    <annotation encoding="StarMath 5.0">vec R = vec R_{c}</annotation>
  </semantics>
</math>
</file>

<file path=Object 9/content.xml><?xml version="1.0" encoding="utf-8"?>
<math xmlns="http://www.w3.org/1998/Math/MathML">
  <semantics>
    <mrow>
      <mrow>
        <mover accent="true">
          <mi>p</mi>
          <mo stretchy="false">⃗</mo>
        </mover>
        <mo stretchy="false">=</mo>
        <mrow>
          <munder>
            <mo stretchy="false">∑</mo>
            <mrow>
              <mi>i</mi>
            </mrow>
          </munder>
          <msub>
            <mi>m</mi>
            <mrow>
              <mi>i</mi>
            </mrow>
          </msub>
        </mrow>
      </mrow>
      <mrow>
        <mo stretchy="false">(</mo>
        <mrow>
          <mrow>
            <mover accent="true">
              <mi>V</mi>
              <mo stretchy="false">⃗</mo>
            </mover>
            <mo stretchy="false">+</mo>
            <msup>
              <mrow>
                <mover accent="true">
                  <msub>
                    <mi>v</mi>
                    <mrow>
                      <mi>i</mi>
                    </mrow>
                  </msub>
                  <mo stretchy="false">⃗</mo>
                </mover>
              </mrow>
              <mrow>
                <mi>'</mi>
              </mrow>
            </msup>
          </mrow>
        </mrow>
        <mo stretchy="false">)</mo>
      </mrow>
      <mrow>
        <mi/>
        <mo stretchy="false">=</mo>
        <mi/>
      </mrow>
      <mi>M</mi>
      <mrow>
        <mover accent="true">
          <mi>V</mi>
          <mo stretchy="false">⃗</mo>
        </mover>
        <mo stretchy="false">+</mo>
        <mrow>
          <munder>
            <mo stretchy="false">∑</mo>
            <mrow>
              <mi>i</mi>
            </mrow>
          </munder>
          <msub>
            <mi>m</mi>
            <mrow>
              <mi>i</mi>
            </mrow>
          </msub>
        </mrow>
      </mrow>
      <msup>
        <mrow>
          <mover accent="true">
            <msub>
              <mi>v</mi>
              <mrow>
                <mi>i</mi>
              </mrow>
            </msub>
            <mo stretchy="false">⃗</mo>
          </mover>
        </mrow>
        <mrow>
          <mi>'</mi>
        </mrow>
      </msup>
      <mrow>
        <mi/>
        <mo stretchy="false">=</mo>
        <mi/>
      </mrow>
      <mrow>
        <mover accent="true">
          <mi>P</mi>
          <mo stretchy="false">⃗</mo>
        </mover>
        <mo stretchy="false">+</mo>
        <msup>
          <mrow>
            <mover accent="true">
              <mi>p</mi>
              <mo stretchy="false">⃗</mo>
            </mover>
          </mrow>
          <mrow>
            <mi>'</mi>
          </mrow>
        </msup>
      </mrow>
    </mrow>
    <annotation encoding="StarMath 5.0">vec p = sum from{i} m_{i} (vec V + {vec v_{i}}^{'}) ~=~
M vec V + sum from{i} m_{i} {vec v_{i}}^{'} ~=~
vec P + {vec p}^{'}</annotation>
  </semantics>
</math>
</file>